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5.12mm"/>
    </style:style>
    <style:style style:name="co10" style:family="table-column">
      <style:table-column-properties fo:break-before="auto" style:column-width="31.04mm"/>
    </style:style>
    <style:style style:name="co11" style:family="table-column">
      <style:table-column-properties fo:break-before="auto" style:column-width="31.31mm"/>
    </style:style>
    <style:style style:name="co1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52"/>
    <style:style style:name="ce2" style:family="table-cell" style:parent-style-name="Default" style:data-style-name="N111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PayCoin</text:p>
          </table:table-cell>
          <table:table-cell office:value-type="string" calcext:value-type="string">
            <text:p>PriceCST</text:p>
          </table:table-cell>
          <table:table-cell office:value-type="string" calcext:value-type="string">
            <text:p>TokenCST</text:p>
          </table:table-cell>
          <table:table-cell office:value-type="string" calcext:value-type="string">
            <text:p>PriceAA</text:p>
          </table:table-cell>
          <table:table-cell office:value-type="string" calcext:value-type="string">
            <text:p>TokenAA</text:p>
          </table:table-cell>
          <table:table-cell office:value-type="string" calcext:value-type="string">
            <text:p>Total Value</text:p>
          </table:table-cell>
          <table:table-cell table:style-name="ce2"/>
          <table:table-cell/>
          <table:table-cell office:value-type="string" calcext:value-type="string">
            <text:p>OppoDirecWon</text:p>
          </table:table-cell>
          <table:table-cell office:value-type="string" calcext:value-type="string">
            <text:p>OppoTeamWon</text:p>
          </table:table-cell>
          <table:table-cell office:value-type="string" calcext:value-type="string">
            <text:p>OurDirectWon</text:p>
          </table:table-cell>
          <table:table-cell office:value-type="string" calcext:value-type="string">
            <text:p>OurTeamWon</text:p>
          </table:table-cell>
        </table:table-row>
        <table:table-row table:style-name="ro1">
          <table:table-cell office:value-type="date" office:date-value="2020-06-24T09:00:00" calcext:value-type="date">
            <text:p>2020-06-24 09:00:00</text:p>
          </table:table-cell>
          <table:table-cell office:value-type="float" office:value="5E+022" calcext:value-type="float">
            <text:p>5.0000E+22</text:p>
          </table:table-cell>
          <table:table-cell table:number-columns-repeated="7"/>
          <table:table-cell table:style-name="ce3" office:value-type="float" office:value="9.5E+020" calcext:value-type="float">
            <text:p>9.50E+20</text:p>
          </table:table-cell>
          <table:table-cell table:style-name="ce3" office:value-type="float" office:value="9E+020" calcext:value-type="float">
            <text:p>9.00E+20</text:p>
          </table:table-cell>
          <table:table-cell table:style-name="ce3" office:value-type="float" office:value="9.5E+020" calcext:value-type="float">
            <text:p>9.50E+20</text:p>
          </table:table-cell>
          <table:table-cell table:style-name="ce3" office:value-type="float" office:value="1.4E+021" calcext:value-type="float">
            <text:p>1.40E+21</text:p>
          </table:table-cell>
        </table:table-row>
        <table:table-row table:style-name="ro1">
          <table:table-cell office:value-type="date" office:date-value="2020-06-24T17:30:00" calcext:value-type="date">
            <text:p>2020-06-24 17:30:00</text:p>
          </table:table-cell>
          <table:table-cell table:formula="of:=[.B2]-([.C3]*[.D3])/1E+018" office:value-type="float" office:value="2.4925136487716E+022" calcext:value-type="float">
            <text:p>2.4925E+22</text:p>
          </table:table-cell>
          <table:table-cell office:value-type="float" office:value="2.209E+019" calcext:value-type="float">
            <text:p>2.2090E+19</text:p>
          </table:table-cell>
          <table:table-cell office:value-type="float" office:value="1.1351228389445E+021" calcext:value-type="float">
            <text:p>1.1351E+21</text:p>
          </table:table-cell>
          <table:table-cell table:number-columns-repeated="7"/>
          <table:table-cell office:value-type="string" calcext:value-type="string">
            <text:p>OurDirecStart</text:p>
          </table:table-cell>
          <table:table-cell office:value-type="string" calcext:value-type="string">
            <text:p>OurTeamStart</text:p>
          </table:table-cell>
        </table:table-row>
        <table:table-row table:style-name="ro1">
          <table:table-cell office:value-type="date" office:date-value="2020-06-24T19:12:26" calcext:value-type="date">
            <text:p>2020-06-24 19:12:26</text:p>
          </table:table-cell>
          <table:table-cell table:formula="of:=[.B3]-[.L4]" office:value-type="float" office:value="2.4875136487716E+022" calcext:value-type="float">
            <text:p>2.4875E+22</text:p>
          </table:table-cell>
          <table:table-cell table:number-columns-repeated="9"/>
          <table:table-cell table:style-name="ce3" office:value-type="float" office:value="5E+019" calcext:value-type="float">
            <text:p>5.00E+19</text:p>
          </table:table-cell>
          <table:table-cell table:style-name="ce3" office:value-type="float" office:value="1E+020" calcext:value-type="float">
            <text:p>1.00E+20</text:p>
          </table:table-cell>
        </table:table-row>
        <table:table-row table:style-name="ro1">
          <table:table-cell office:value-type="date" office:date-value="2020-06-24T19:18:32" calcext:value-type="date">
            <text:p>2020-06-24 19:18:32</text:p>
          </table:table-cell>
          <table:table-cell table:formula="of:=[.B4]+[.$L$2]" office:value-type="float" office:value="2.5825136487716E+022" calcext:value-type="float">
            <text:p>2.5825E+22</text:p>
          </table:table-cell>
          <table:table-cell table:number-columns-repeated="11"/>
        </table:table-row>
        <table:table-row table:style-name="ro1">
          <table:table-cell office:value-type="date" office:date-value="2020-06-24T19:20:47" calcext:value-type="date">
            <text:p>2020-06-24 19:20:47</text:p>
          </table:table-cell>
          <table:table-cell table:formula="of:=[.B5]-[.M4]" office:value-type="float" office:value="2.5725136487716E+022" calcext:value-type="float">
            <text:p>2.5725E+22</text:p>
          </table:table-cell>
          <table:table-cell table:number-columns-repeated="11"/>
        </table:table-row>
        <table:table-row table:style-name="ro1">
          <table:table-cell office:value-type="date" office:date-value="2020-06-24T22:09:51" calcext:value-type="date">
            <text:p>2020-06-24 22:09:51</text:p>
          </table:table-cell>
          <table:table-cell table:formula="of:=[.B6]-[.L4]" office:value-type="float" office:value="2.5675136487716E+022" calcext:value-type="float">
            <text:p>2.5675E+22</text:p>
          </table:table-cell>
          <table:table-cell table:number-columns-repeated="11"/>
        </table:table-row>
        <table:table-row table:style-name="ro1">
          <table:table-cell office:value-type="date" office:date-value="2020-06-24T22:16:05" calcext:value-type="date">
            <text:p>2020-06-24 22:16:05</text:p>
          </table:table-cell>
          <table:table-cell table:formula="of:=[.B7]+[.$L$2]" office:value-type="float" office:value="2.6625136487716E+022" calcext:value-type="float">
            <text:p>2.6625E+22</text:p>
          </table:table-cell>
          <table:table-cell table:number-columns-repeated="11"/>
        </table:table-row>
        <table:table-row table:style-name="ro1">
          <table:table-cell office:value-type="date" office:date-value="2020-06-24T22:17:01" calcext:value-type="date">
            <text:p>2020-06-24 22:17:01</text:p>
          </table:table-cell>
          <table:table-cell table:formula="of:=[.B8]-[.L4]" office:value-type="float" office:value="2.6575136487716E+022" calcext:value-type="float">
            <text:p>2.6575E+22</text:p>
          </table:table-cell>
          <table:table-cell table:number-columns-repeated="11"/>
        </table:table-row>
        <table:table-row table:style-name="ro1">
          <table:table-cell office:value-type="date" office:date-value="2020-06-24T22:23:17" calcext:value-type="date">
            <text:p>2020-06-24 22:23:17</text:p>
          </table:table-cell>
          <table:table-cell table:formula="of:=[.B9]+[.$L$2]" office:value-type="float" office:value="2.7525136487716E+022" calcext:value-type="float">
            <text:p>2.7525E+22</text:p>
          </table:table-cell>
          <table:table-cell table:number-columns-repeated="11"/>
        </table:table-row>
        <table:table-row table:style-name="ro1">
          <table:table-cell office:value-type="date" office:date-value="2020-06-25T04:40:21" calcext:value-type="date">
            <text:p>2020-06-25 04:40:21</text:p>
          </table:table-cell>
          <table:table-cell table:formula="of:=[.B10]-[.M4]" office:value-type="float" office:value="2.7425136487716E+022" calcext:value-type="float">
            <text:p>2.7425E+22</text:p>
          </table:table-cell>
          <table:table-cell table:number-columns-repeated="11"/>
        </table:table-row>
        <table:table-row table:style-name="ro1">
          <table:table-cell office:value-type="date" office:date-value="2020-06-25T12:26:09" calcext:value-type="date">
            <text:p>2020-06-25 12:26:09</text:p>
          </table:table-cell>
          <table:table-cell table:formula="of:=[.B11]-[.L4]" office:value-type="float" office:value="2.7375136487716E+022" calcext:value-type="float">
            <text:p>2.7375E+22</text:p>
          </table:table-cell>
          <table:table-cell table:number-columns-repeated="11"/>
        </table:table-row>
        <table:table-row table:style-name="ro1">
          <table:table-cell office:value-type="date" office:date-value="2020-06-25T12:31:18" calcext:value-type="date">
            <text:p>2020-06-25 12:31:18</text:p>
          </table:table-cell>
          <table:table-cell table:formula="of:=[.B12]+[.$L$2]" office:value-type="float" office:value="2.8325136487716E+022" calcext:value-type="float">
            <text:p>2.8325E+22</text:p>
          </table:table-cell>
          <table:table-cell table:number-columns-repeated="11"/>
        </table:table-row>
        <table:table-row table:style-name="ro1">
          <table:table-cell office:value-type="date" office:date-value="2020-06-25T15:07:23" calcext:value-type="date">
            <text:p>2020-06-25 15:07:23</text:p>
          </table:table-cell>
          <table:table-cell table:formula="of:=[.B13]-[.L4]" office:value-type="float" office:value="2.8275136487716E+022" calcext:value-type="float">
            <text:p>2.8275E+22</text:p>
          </table:table-cell>
          <table:table-cell table:number-columns-repeated="11"/>
        </table:table-row>
        <table:table-row table:style-name="ro1">
          <table:table-cell office:value-type="date" office:date-value="2020-06-25T15:20:09" calcext:value-type="date">
            <text:p>2020-06-25 15:20:09</text:p>
          </table:table-cell>
          <table:table-cell table:formula="of:=[.B14]-[.L4]" office:value-type="float" office:value="2.8225136487716E+022" calcext:value-type="float">
            <text:p>2.8225E+22</text:p>
          </table:table-cell>
          <table:table-cell table:number-columns-repeated="11"/>
        </table:table-row>
        <table:table-row table:style-name="ro1">
          <table:table-cell office:value-type="date" office:date-value="2020-06-25T15:35:27" calcext:value-type="date">
            <text:p>2020-06-25 15:35:27</text:p>
          </table:table-cell>
          <table:table-cell table:formula="of:=[.B15]+[.K2]" office:value-type="float" office:value="2.9125136487716E+022" calcext:value-type="float">
            <text:p>2.9125E+22</text:p>
          </table:table-cell>
          <table:table-cell table:number-columns-repeated="11"/>
        </table:table-row>
        <table:table-row table:style-name="ro1">
          <table:table-cell office:value-type="date" office:date-value="2020-06-25T20:24:23" calcext:value-type="date">
            <text:p>2020-06-25 20:24:23</text:p>
          </table:table-cell>
          <table:table-cell table:formula="of:=[.B16]-[.M4]" office:value-type="float" office:value="2.9025136487716E+022" calcext:value-type="float">
            <text:p>2.9025E+22</text:p>
          </table:table-cell>
          <table:table-cell table:number-columns-repeated="11"/>
        </table:table-row>
        <table:table-row table:style-name="ro1">
          <table:table-cell office:value-type="date" office:date-value="2020-06-26T00:04:28" calcext:value-type="date">
            <text:p>2020-06-26 00:04:28</text:p>
          </table:table-cell>
          <table:table-cell table:formula="of:=[.B17]-[.L4]" office:value-type="float" office:value="2.8975136487716E+022" calcext:value-type="float">
            <text:p>2.8975E+22</text:p>
          </table:table-cell>
          <table:table-cell table:number-columns-repeated="11"/>
        </table:table-row>
        <table:table-row table:style-name="ro1">
          <table:table-cell office:value-type="date" office:date-value="2020-06-26T00:05:44" calcext:value-type="date">
            <text:p>2020-06-26 00:05:44</text:p>
          </table:table-cell>
          <table:table-cell table:formula="of:=[.B18]-[.M4]" office:value-type="float" office:value="2.8875136487716E+022" calcext:value-type="float">
            <text:p>2.8875E+22</text:p>
          </table:table-cell>
          <table:table-cell table:number-columns-repeated="11"/>
        </table:table-row>
        <table:table-row table:style-name="ro1">
          <table:table-cell office:value-type="date" office:date-value="2020-06-26T00:09:54" calcext:value-type="date">
            <text:p>2020-06-26 00:09:54</text:p>
          </table:table-cell>
          <table:table-cell table:formula="of:=[.B19]+[.$L$2]" office:value-type="float" office:value="2.9825136487716E+022" calcext:value-type="float">
            <text:p>2.9825E+22</text:p>
          </table:table-cell>
          <table:table-cell table:number-columns-repeated="11"/>
        </table:table-row>
        <table:table-row table:style-name="ro1">
          <table:table-cell office:value-type="date" office:date-value="2020-06-26T04:21:21" calcext:value-type="date">
            <text:p>2020-06-26 04:21:21</text:p>
          </table:table-cell>
          <table:table-cell table:formula="of:=[.B20]-[.L4]" office:value-type="float" office:value="2.9775136487716E+022" calcext:value-type="float">
            <text:p>2.9775E+22</text:p>
          </table:table-cell>
          <table:table-cell table:number-columns-repeated="11"/>
        </table:table-row>
        <table:table-row table:style-name="ro1">
          <table:table-cell office:value-type="date" office:date-value="2020-06-26T04:27:13" calcext:value-type="date">
            <text:p>2020-06-26 04:27:13</text:p>
          </table:table-cell>
          <table:table-cell table:formula="of:=[.B21]+[.$L$2]" office:value-type="float" office:value="3.0725136487716E+022" calcext:value-type="float">
            <text:p>3.0725E+22</text:p>
          </table:table-cell>
          <table:table-cell table:number-columns-repeated="11"/>
        </table:table-row>
        <table:table-row table:style-name="ro1">
          <table:table-cell office:value-type="date" office:date-value="2020-06-26T10:26:49" calcext:value-type="date">
            <text:p>2020-06-26 10:26:49</text:p>
          </table:table-cell>
          <table:table-cell table:formula="of:=[.B22]-[.M4]" office:value-type="float" office:value="3.0625136487716E+022" calcext:value-type="float">
            <text:p>3.0625E+22</text:p>
          </table:table-cell>
          <table:table-cell table:number-columns-repeated="11"/>
        </table:table-row>
        <table:table-row table:style-name="ro1">
          <table:table-cell office:value-type="date" office:date-value="2020-06-26T11:55:28" calcext:value-type="date">
            <text:p>2020-06-26 11:55:28</text:p>
          </table:table-cell>
          <table:table-cell table:formula="of:=[.B23]-[.L4]" office:value-type="float" office:value="3.0575136487716E+022" calcext:value-type="float">
            <text:p>3.0575E+22</text:p>
          </table:table-cell>
          <table:table-cell table:number-columns-repeated="11"/>
        </table:table-row>
        <table:table-row table:style-name="ro1">
          <table:table-cell office:value-type="date" office:date-value="2020-06-26T13:27:02" calcext:value-type="date">
            <text:p>2020-06-26 13:27:02</text:p>
          </table:table-cell>
          <table:table-cell table:formula="of:=[.B24]+([.C25]*[.D25])/1E+018" office:value-type="float" office:value="5.70916060054595E+022" calcext:value-type="float">
            <text:p>5.7092E+22</text:p>
          </table:table-cell>
          <table:table-cell office:value-type="float" office:value="2.336E+019" calcext:value-type="float">
            <text:p>2.3360E+19</text:p>
          </table:table-cell>
          <table:table-cell office:value-type="float" office:value="1.1351228389445E+021" calcext:value-type="float">
            <text:p>1.1351E+21</text:p>
          </table:table-cell>
          <table:table-cell table:number-columns-repeated="9"/>
        </table:table-row>
        <table:table-row table:style-name="ro1">
          <table:table-cell office:value-type="date" office:date-value="2020-06-26T16:43:11" calcext:value-type="date">
            <text:p>2020-06-26 16:43:11</text:p>
          </table:table-cell>
          <table:table-cell table:formula="of:=[.B25]-[.M4]" office:value-type="float" office:value="5.69916060054595E+022" calcext:value-type="float">
            <text:p>5.6992E+22</text:p>
          </table:table-cell>
          <table:table-cell table:number-columns-repeated="11"/>
        </table:table-row>
        <table:table-row table:style-name="ro1">
          <table:table-cell office:value-type="date" office:date-value="2020-06-26T17:45:40" calcext:value-type="date">
            <text:p>2020-06-26 17:45:40</text:p>
          </table:table-cell>
          <table:table-cell table:formula="of:=[.B26]-[.L4]" office:value-type="float" office:value="5.69416060054595E+022" calcext:value-type="float">
            <text:p>5.6942E+22</text:p>
          </table:table-cell>
          <table:table-cell table:number-columns-repeated="11"/>
        </table:table-row>
        <table:table-row table:style-name="ro1">
          <table:table-cell office:value-type="date" office:date-value="2020-06-26T19:23:06" calcext:value-type="date">
            <text:p>2020-06-26 19:23:06</text:p>
          </table:table-cell>
          <table:table-cell table:formula="of:=[.B27]-[.M4]" office:value-type="float" office:value="5.68416060054595E+022" calcext:value-type="float">
            <text:p>5.6842E+22</text:p>
          </table:table-cell>
          <table:table-cell table:number-columns-repeated="11"/>
        </table:table-row>
        <table:table-row table:style-name="ro1">
          <table:table-cell office:value-type="date" office:date-value="2020-06-26T19:34:44" calcext:value-type="date">
            <text:p>2020-06-26 19:34:44</text:p>
          </table:table-cell>
          <table:table-cell table:formula="of:=[.B28]-[.L4]" office:value-type="float" office:value="5.67916060054595E+022" calcext:value-type="float">
            <text:p>5.6792E+22</text:p>
          </table:table-cell>
          <table:table-cell table:number-columns-repeated="11"/>
        </table:table-row>
        <table:table-row table:style-name="ro1">
          <table:table-cell office:value-type="date" office:date-value="2020-06-26T19:40:07" calcext:value-type="date">
            <text:p>2020-06-26 19:40:07</text:p>
          </table:table-cell>
          <table:table-cell table:formula="of:=[.B29]+[.L2]" office:value-type="float" office:value="5.77416060054595E+022" calcext:value-type="float">
            <text:p>5.7742E+22</text:p>
          </table:table-cell>
          <table:table-cell table:number-columns-repeated="11"/>
        </table:table-row>
        <table:table-row table:style-name="ro1">
          <table:table-cell office:value-type="date" office:date-value="2020-06-26T21:07:07" calcext:value-type="date">
            <text:p>2020-06-26 21:07:07</text:p>
          </table:table-cell>
          <table:table-cell table:formula="of:=[.B30]-[.L4]" office:value-type="float" office:value="5.76916060054595E+022" calcext:value-type="float">
            <text:p>5.7692E+22</text:p>
          </table:table-cell>
          <table:table-cell table:number-columns-repeated="11"/>
        </table:table-row>
        <table:table-row table:style-name="ro1">
          <table:table-cell office:value-type="date" office:date-value="2020-06-27T01:43:55" calcext:value-type="date">
            <text:p>2020-06-27 01:43:55</text:p>
          </table:table-cell>
          <table:table-cell table:formula="of:=[.B31]-[.M4]" office:value-type="float" office:value="5.75916060054595E+022" calcext:value-type="float">
            <text:p>5.7592E+22</text:p>
          </table:table-cell>
          <table:table-cell table:number-columns-repeated="11"/>
        </table:table-row>
        <table:table-row table:style-name="ro1">
          <table:table-cell office:value-type="date" office:date-value="2020-06-27T01:55:21" calcext:value-type="date">
            <text:p>2020-06-27 01:55:21</text:p>
          </table:table-cell>
          <table:table-cell table:formula="of:=[.B32]-[.L4]" office:value-type="float" office:value="5.75416060054595E+022" calcext:value-type="float">
            <text:p>5.7542E+22</text:p>
          </table:table-cell>
          <table:table-cell table:number-columns-repeated="11"/>
        </table:table-row>
        <table:table-row table:style-name="ro1">
          <table:table-cell office:value-type="date" office:date-value="2020-06-27T07:48:46" calcext:value-type="date">
            <text:p>2020-06-27 07:48:46</text:p>
          </table:table-cell>
          <table:table-cell table:formula="of:=[.B33]-[.L4]" office:value-type="float" office:value="5.74916060054595E+022" calcext:value-type="float">
            <text:p>5.7492E+22</text:p>
          </table:table-cell>
          <table:table-cell table:number-columns-repeated="11"/>
        </table:table-row>
        <table:table-row table:style-name="ro1">
          <table:table-cell office:value-type="date" office:date-value="2020-06-27T08:58:44" calcext:value-type="date">
            <text:p>2020-06-27 08:58:44</text:p>
          </table:table-cell>
          <table:table-cell table:formula="of:=[.B34]-[.M4]" office:value-type="float" office:value="5.73916060054595E+022" calcext:value-type="float">
            <text:p>5.7392E+22</text:p>
          </table:table-cell>
          <table:table-cell table:number-columns-repeated="11"/>
        </table:table-row>
        <table:table-row table:style-name="ro1">
          <table:table-cell office:value-type="date" office:date-value="2020-06-27T09:32:05" calcext:value-type="date">
            <text:p>2020-06-27 09:32:05</text:p>
          </table:table-cell>
          <table:table-cell table:formula="of:=[.B35]-[.M4]" office:value-type="float" office:value="5.72916060054595E+022" calcext:value-type="float">
            <text:p>5.7292E+22</text:p>
          </table:table-cell>
          <table:table-cell table:number-columns-repeated="11"/>
        </table:table-row>
        <table:table-row table:style-name="ro1">
          <table:table-cell office:value-type="date" office:date-value="2020-06-27T10:08:37" calcext:value-type="date">
            <text:p>2020-06-27 10:08:37</text:p>
          </table:table-cell>
          <table:table-cell table:formula="of:=[.B36]-[.M4]" office:value-type="float" office:value="5.71916060054595E+022" calcext:value-type="float">
            <text:p>5.7192E+22</text:p>
          </table:table-cell>
          <table:table-cell table:number-columns-repeated="11"/>
        </table:table-row>
        <table:table-row table:style-name="ro1">
          <table:table-cell office:value-type="date" office:date-value="2020-06-27T10:18:54" calcext:value-type="date">
            <text:p>2020-06-27 10:18:54</text:p>
          </table:table-cell>
          <table:table-cell table:formula="of:=[.B37]-[.M4]" office:value-type="float" office:value="5.70916060054595E+022" calcext:value-type="float">
            <text:p>5.7092E+22</text:p>
          </table:table-cell>
          <table:table-cell table:number-columns-repeated="11"/>
        </table:table-row>
        <table:table-row table:style-name="ro1">
          <table:table-cell office:value-type="date" office:date-value="2020-06-27T10:44:58" calcext:value-type="date">
            <text:p>2020-06-27 10:44:58</text:p>
          </table:table-cell>
          <table:table-cell table:formula="of:=[.B38]-[.M4]" office:value-type="float" office:value="5.69916060054595E+022" calcext:value-type="float">
            <text:p>5.6992E+22</text:p>
          </table:table-cell>
          <table:table-cell table:number-columns-repeated="11"/>
        </table:table-row>
        <table:table-row table:style-name="ro1">
          <table:table-cell office:value-type="date" office:date-value="2020-06-27T12:00:00" calcext:value-type="date">
            <text:p>2020-06-27 12:00:00</text:p>
          </table:table-cell>
          <table:table-cell table:formula="of:=[.B39]-([.C40]*[.D40])/1E+018" office:value-type="float" office:value="2.83048827590992E+022" calcext:value-type="float">
            <text:p>2.8305E+22</text:p>
          </table:table-cell>
          <table:table-cell office:value-type="float" office:value="2.60799999999999E+019" calcext:value-type="float">
            <text:p>2.6080E+19</text:p>
          </table:table-cell>
          <table:table-cell office:value-type="float" office:value="1.09995104472241E+021" calcext:value-type="float">
            <text:p>1.1000E+21</text:p>
          </table:table-cell>
          <table:table-cell table:number-columns-repeated="9"/>
        </table:table-row>
        <table:table-row table:style-name="ro1">
          <table:table-cell office:value-type="date" office:date-value="2020-06-27T12:43:40" calcext:value-type="date">
            <text:p>2020-06-27 12:43:40</text:p>
          </table:table-cell>
          <table:table-cell table:formula="of:=[.B40]-[.L4]" office:value-type="float" office:value="2.82548827590992E+022" calcext:value-type="float">
            <text:p>2.8255E+22</text:p>
          </table:table-cell>
          <table:table-cell table:number-columns-repeated="11"/>
        </table:table-row>
        <table:table-row table:style-name="ro1">
          <table:table-cell office:value-type="date" office:date-value="2020-06-27T15:47:07" calcext:value-type="date">
            <text:p>2020-06-27 15:47:07</text:p>
          </table:table-cell>
          <table:table-cell table:formula="of:=[.B41]-[.L4]" office:value-type="float" office:value="2.82048827590992E+022" calcext:value-type="float">
            <text:p>2.8205E+22</text:p>
          </table:table-cell>
          <table:table-cell table:number-columns-repeated="11"/>
        </table:table-row>
        <table:table-row table:style-name="ro1">
          <table:table-cell office:value-type="date" office:date-value="2020-06-27T15:52:27" calcext:value-type="date">
            <text:p>2020-06-27 15:52:27</text:p>
          </table:table-cell>
          <table:table-cell table:formula="of:=[.B42]+[.L2]" office:value-type="float" office:value="2.91548827590992E+022" calcext:value-type="float">
            <text:p>2.9155E+22</text:p>
          </table:table-cell>
          <table:table-cell table:number-columns-repeated="11"/>
        </table:table-row>
        <table:table-row table:style-name="ro1">
          <table:table-cell office:value-type="date" office:date-value="2020-06-27T16:10:27" calcext:value-type="date">
            <text:p>2020-06-27 16:10:27</text:p>
          </table:table-cell>
          <table:table-cell table:formula="of:=[.B43]-[.L4]" office:value-type="float" office:value="2.91048827590992E+022" calcext:value-type="float">
            <text:p>2.9105E+22</text:p>
          </table:table-cell>
          <table:table-cell table:number-columns-repeated="11"/>
        </table:table-row>
        <table:table-row table:style-name="ro1">
          <table:table-cell office:value-type="date" office:date-value="2020-06-27T16:14:49" calcext:value-type="date">
            <text:p>2020-06-27 16:14:49</text:p>
          </table:table-cell>
          <table:table-cell table:formula="of:=[.B44]-(5.3955E+020*[.C45])/1E+018" office:value-type="float" office:value="1.43373992590992E+022" calcext:value-type="float">
            <text:p>1.4337E+22</text:p>
          </table:table-cell>
          <table:table-cell office:value-type="float" office:value="2.737E+019" calcext:value-type="float">
            <text:p>2.7370E+19</text:p>
          </table:table-cell>
          <table:table-cell table:formula="of:=[.D40]+5.3955E+020" office:value-type="float" office:value="1.63950104472241E+021" calcext:value-type="float">
            <text:p>1.6395E+21</text:p>
          </table:table-cell>
          <table:table-cell table:number-columns-repeated="9"/>
        </table:table-row>
        <table:table-row table:style-name="ro1">
          <table:table-cell office:value-type="date" office:date-value="2020-06-27T18:38:16" calcext:value-type="date">
            <text:p>2020-06-27 18:38:16</text:p>
          </table:table-cell>
          <table:table-cell table:formula="of:=[.B45]-[.M4]" office:value-type="float" office:value="1.42373992590992E+022" calcext:value-type="float">
            <text:p>1.4237E+22</text:p>
          </table:table-cell>
          <table:table-cell table:number-columns-repeated="11"/>
        </table:table-row>
        <table:table-row table:style-name="ro1">
          <table:table-cell office:value-type="date" office:date-value="2020-06-27T21:25:14" calcext:value-type="date">
            <text:p>2020-06-27 21:25:14</text:p>
          </table:table-cell>
          <table:table-cell table:formula="of:=[.B46]-[.L4]" office:value-type="float" office:value="1.41873992590992E+022" calcext:value-type="float">
            <text:p>1.4187E+22</text:p>
          </table:table-cell>
          <table:table-cell table:number-columns-repeated="11"/>
        </table:table-row>
        <table:table-row table:style-name="ro1">
          <table:table-cell office:value-type="date" office:date-value="2020-06-27T23:36:14" calcext:value-type="date">
            <text:p>2020-06-27 23:36:14</text:p>
          </table:table-cell>
          <table:table-cell table:formula="of:=[.B47]-[.M4]" office:value-type="float" office:value="1.40873992590992E+022" calcext:value-type="float">
            <text:p>1.4087E+22</text:p>
          </table:table-cell>
          <table:table-cell table:number-columns-repeated="11"/>
        </table:table-row>
        <table:table-row table:style-name="ro1">
          <table:table-cell office:value-type="date" office:date-value="2020-06-28T02:11:21" calcext:value-type="date">
            <text:p>2020-06-28 02:11:21</text:p>
          </table:table-cell>
          <table:table-cell table:formula="of:=[.B48]-[.L4]" office:value-type="float" office:value="1.40373992590992E+022" calcext:value-type="float">
            <text:p>1.4037E+22</text:p>
          </table:table-cell>
          <table:table-cell table:number-columns-repeated="11"/>
        </table:table-row>
        <table:table-row table:style-name="ro1">
          <table:table-cell office:value-type="date" office:date-value="2020-06-28T04:21:08" calcext:value-type="date">
            <text:p>2020-06-28 04:21:08</text:p>
          </table:table-cell>
          <table:table-cell table:formula="of:=[.B49]-[.M4]" office:value-type="float" office:value="1.39373992590992E+022" calcext:value-type="float">
            <text:p>1.3937E+22</text:p>
          </table:table-cell>
          <table:table-cell table:number-columns-repeated="11"/>
        </table:table-row>
        <table:table-row table:style-name="ro1">
          <table:table-cell office:value-type="date" office:date-value="2020-06-28T07:05:37" calcext:value-type="date">
            <text:p>2020-06-28 07:05:37</text:p>
          </table:table-cell>
          <table:table-cell table:formula="of:=[.B50]-[.L4]" office:value-type="float" office:value="1.38873992590992E+022" calcext:value-type="float">
            <text:p>1.3887E+22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date" office:date-value="2020-06-28T09:37:16" calcext:value-type="date">
            <text:p>2020-06-28 09:37:16</text:p>
          </table:table-cell>
          <table:table-cell table:formula="of:=[.B51]-([.E52]*[.F52]*10)/1E+018" office:value-type="float" office:value="6.97179825909918E+021" calcext:value-type="float">
            <text:p>6.9718E+21</text:p>
          </table:table-cell>
          <table:table-cell table:number-columns-repeated="2"/>
          <table:table-cell office:value-type="float" office:value="2.09E+017" calcext:value-type="float">
            <text:p>2.0900E+17</text:p>
          </table:table-cell>
          <table:table-cell office:value-type="float" office:value="3.3089E+021" calcext:value-type="float">
            <text:p>3.3089E+21</text:p>
          </table:table-cell>
          <table:table-cell table:number-columns-repeated="7"/>
        </table:table-row>
        <table:table-row table:style-name="ro1">
          <table:table-cell office:value-type="date" office:date-value="2020-06-28T10:06:10" calcext:value-type="date">
            <text:p>2020-06-28 10:06:10</text:p>
          </table:table-cell>
          <table:table-cell table:formula="of:=[.B52]+([.C53]*[.D53])/1E+018" office:value-type="float" office:value="5.79602807499661E+022" calcext:value-type="float">
            <text:p>5.7960E+22</text:p>
          </table:table-cell>
          <table:table-cell office:value-type="float" office:value="3.11E+019" calcext:value-type="float">
            <text:p>3.1100E+19</text:p>
          </table:table-cell>
          <table:table-cell office:value-type="float" office:value="1.63950104472241E+021" calcext:value-type="float">
            <text:p>1.6395E+21</text:p>
          </table:table-cell>
          <table:table-cell table:number-columns-repeated="9"/>
        </table:table-row>
        <table:table-row table:style-name="ro1">
          <table:table-cell office:value-type="date" office:date-value="2020-06-28T10:36:43" calcext:value-type="date">
            <text:p>2020-06-28 10:36:43</text:p>
          </table:table-cell>
          <table:table-cell table:formula="of:=[.B53]-[.L4]" office:value-type="float" office:value="5.79102807499661E+022" calcext:value-type="float">
            <text:p>5.7910E+22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date" office:date-value="2020-06-28T10:53:47" calcext:value-type="date">
            <text:p>2020-06-28 10:53:47</text:p>
          </table:table-cell>
          <table:table-cell table:formula="of:=[.B54]+[.$L$2]" office:value-type="float" office:value="5.88602807499661E+022" calcext:value-type="float">
            <text:p>5.8860E+22</text:p>
          </table:table-cell>
          <table:table-cell table:number-columns-repeated="11"/>
        </table:table-row>
        <table:table-row table:style-name="ro1">
          <table:table-cell office:value-type="date" office:date-value="2020-06-28T10:56:59" calcext:value-type="date">
            <text:p>2020-06-28 10:56:59</text:p>
          </table:table-cell>
          <table:table-cell table:formula="of:=[.B55]-[.L4]" office:value-type="float" office:value="5.88102807499661E+022" calcext:value-type="float">
            <text:p>5.8810E+22</text:p>
          </table:table-cell>
          <table:table-cell table:number-columns-repeated="11"/>
        </table:table-row>
        <table:table-row table:style-name="ro1">
          <table:table-cell office:value-type="date" office:date-value="2020-06-28T12:12:55" calcext:value-type="date">
            <text:p>2020-06-28 12:12:55</text:p>
          </table:table-cell>
          <table:table-cell table:formula="of:=[.B56]-[.$L$4]" office:value-type="float" office:value="5.87602807499661E+022" calcext:value-type="float">
            <text:p>5.8760E+22</text:p>
          </table:table-cell>
          <table:table-cell table:number-columns-repeated="11"/>
        </table:table-row>
        <table:table-row table:style-name="ro1">
          <table:table-cell office:value-type="date" office:date-value="2020-06-28T12:26:28" calcext:value-type="date">
            <text:p>2020-06-28 12:26:28</text:p>
          </table:table-cell>
          <table:table-cell table:formula="of:=[.B57]-[.$L$4]" office:value-type="float" office:value="5.87102807499661E+022" calcext:value-type="float">
            <text:p>5.8710E+22</text:p>
          </table:table-cell>
          <table:table-cell table:number-columns-repeated="11"/>
        </table:table-row>
        <table:table-row table:style-name="ro1">
          <table:table-cell office:value-type="date" office:date-value="2020-06-28T12:37:12" calcext:value-type="date">
            <text:p>2020-06-28 12:37:12</text:p>
          </table:table-cell>
          <table:table-cell table:formula="of:=[.B58]-[.$L$4]" office:value-type="float" office:value="5.86602807499661E+022" calcext:value-type="float">
            <text:p>5.8660E+22</text:p>
          </table:table-cell>
          <table:table-cell table:number-columns-repeated="11"/>
        </table:table-row>
        <table:table-row table:style-name="ro1">
          <table:table-cell office:value-type="date" office:date-value="2020-06-28T12:42:29" calcext:value-type="date">
            <text:p>2020-06-28 12:42:29</text:p>
          </table:table-cell>
          <table:table-cell table:formula="of:=[.B59]+[.$L$2]" office:value-type="float" office:value="5.96102807499661E+022" calcext:value-type="float">
            <text:p>5.9610E+22</text:p>
          </table:table-cell>
          <table:table-cell table:number-columns-repeated="11"/>
        </table:table-row>
        <table:table-row table:style-name="ro1">
          <table:table-cell office:value-type="date" office:date-value="2020-06-28T12:44:44" calcext:value-type="date">
            <text:p>2020-06-28 12:44:44</text:p>
          </table:table-cell>
          <table:table-cell table:formula="of:=[.B60]-[.L4]" office:value-type="float" office:value="5.95602807499661E+022" calcext:value-type="float">
            <text:p>5.9560E+22</text:p>
          </table:table-cell>
          <table:table-cell table:number-columns-repeated="11"/>
        </table:table-row>
        <table:table-row table:style-name="ro1">
          <table:table-cell office:value-type="date" office:date-value="2020-06-28T12:50:25" calcext:value-type="date">
            <text:p>2020-06-28 12:50:25</text:p>
          </table:table-cell>
          <table:table-cell table:formula="of:=[.B61]+[.$L$2]" office:value-type="float" office:value="6.05102807499661E+022" calcext:value-type="float">
            <text:p>6.0510E+22</text:p>
          </table:table-cell>
          <table:table-cell table:number-columns-repeated="11"/>
        </table:table-row>
        <table:table-row table:style-name="ro1">
          <table:table-cell office:value-type="date" office:date-value="2020-06-28T12:54:10" calcext:value-type="date">
            <text:p>2020-06-28 12:54:10</text:p>
          </table:table-cell>
          <table:table-cell table:formula="of:=[.B62]-[.L4]" office:value-type="float" office:value="6.04602807499661E+022" calcext:value-type="float">
            <text:p>6.0460E+22</text:p>
          </table:table-cell>
          <table:table-cell table:number-columns-repeated="11"/>
        </table:table-row>
        <table:table-row table:style-name="ro1">
          <table:table-cell office:value-type="date" office:date-value="2020-06-28T13:20:12" calcext:value-type="date">
            <text:p>2020-06-28 13:20:12</text:p>
          </table:table-cell>
          <table:table-cell table:formula="of:=[.B63]-[.L4]" office:value-type="float" office:value="6.04102807499661E+022" calcext:value-type="float">
            <text:p>6.0410E+22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date" office:date-value="2020-06-28T13:21:46" calcext:value-type="date">
            <text:p>2020-06-28 13:21:46</text:p>
          </table:table-cell>
          <table:table-cell table:formula="of:=[.B64]+([.E65]*[.F65])/1E+018" office:value-type="float" office:value="6.11576619929661E+022" calcext:value-type="float">
            <text:p>6.1158E+22</text:p>
          </table:table-cell>
          <table:table-cell table:number-columns-repeated="2"/>
          <table:table-cell office:value-type="float" office:value="2.2587E+017" calcext:value-type="float">
            <text:p>2.2587E+17</text:p>
          </table:table-cell>
          <table:table-cell office:value-type="float" office:value="3.3089E+021" calcext:value-type="float">
            <text:p>3.3089E+21</text:p>
          </table:table-cell>
          <table:table-cell table:number-columns-repeated="7"/>
        </table:table-row>
        <table:table-row table:style-name="ro1">
          <table:table-cell office:value-type="date" office:date-value="2020-06-28T13:36:43" calcext:value-type="date">
            <text:p>2020-06-28 13:36:43</text:p>
          </table:table-cell>
          <table:table-cell table:formula="of:=[.B65]-[.L4]" office:value-type="float" office:value="6.11076619929661E+022" calcext:value-type="float">
            <text:p>6.1108E+22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date" office:date-value="2020-06-28T14:20:12" calcext:value-type="date">
            <text:p>2020-06-28 14:20:12</text:p>
          </table:table-cell>
          <table:table-cell table:formula="of:=[.B66]-[.L4]" office:value-type="float" office:value="6.10576619929661E+022" calcext:value-type="float">
            <text:p>6.1058E+22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date" office:date-value="2020-06-28T14:45:53" calcext:value-type="date">
            <text:p>2020-06-28 14:45:53</text:p>
          </table:table-cell>
          <table:table-cell table:formula="of:=[.B67]+[.$L$2]" office:value-type="float" office:value="6.20076619929661E+022" calcext:value-type="float">
            <text:p>6.2008E+22</text:p>
          </table:table-cell>
          <table:table-cell table:number-columns-repeated="11"/>
        </table:table-row>
        <table:table-row table:style-name="ro1">
          <table:table-cell office:value-type="date" office:date-value="2020-06-28T15:19:38" calcext:value-type="date">
            <text:p>2020-06-28 15:19:38</text:p>
          </table:table-cell>
          <table:table-cell table:formula="of:=[.B68]-[.$L$4]" office:value-type="float" office:value="6.19576619929661E+022" calcext:value-type="float">
            <text:p>6.1958E+22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date" office:date-value="2020-06-28T15:38:41" calcext:value-type="date">
            <text:p>2020-06-28 15:38:41</text:p>
          </table:table-cell>
          <table:table-cell table:formula="of:=[.B69]-[.$L$4]" office:value-type="float" office:value="6.19076619929661E+022" calcext:value-type="float">
            <text:p>6.1908E+22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date" office:date-value="2020-06-28T15:47:01" calcext:value-type="date">
            <text:p>2020-06-28 15:47:01</text:p>
          </table:table-cell>
          <table:table-cell table:formula="of:=[.B70]-[.$L$4]" office:value-type="float" office:value="6.18576619929661E+022" calcext:value-type="float">
            <text:p>6.1858E+22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date" office:date-value="2020-06-28T16:14:52" calcext:value-type="date">
            <text:p>2020-06-28 16:14:52</text:p>
          </table:table-cell>
          <table:table-cell table:formula="of:=[.B71]-[.$L$4]" office:value-type="float" office:value="6.18076619929661E+022" calcext:value-type="float">
            <text:p>6.1808E+22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date" office:date-value="2020-06-28T16:24:21" calcext:value-type="date">
            <text:p>2020-06-28 16:24:21</text:p>
          </table:table-cell>
          <table:table-cell table:formula="of:=[.B72]-[.$L$4]" office:value-type="float" office:value="6.17576619929661E+022" calcext:value-type="float">
            <text:p>6.1758E+22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date" office:date-value="2020-06-28T16:35:33" calcext:value-type="date">
            <text:p>2020-06-28 16:35:33</text:p>
          </table:table-cell>
          <table:table-cell table:formula="of:=[.B73]-[.$L$4]" office:value-type="float" office:value="6.17076619929661E+022" calcext:value-type="float">
            <text:p>6.1708E+22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date" office:date-value="2020-06-28T16:45:47" calcext:value-type="date">
            <text:p>2020-06-28 16:45:47</text:p>
          </table:table-cell>
          <table:table-cell table:formula="of:=[.B74]-[.$L$4]" office:value-type="float" office:value="6.16576619929661E+022" calcext:value-type="float">
            <text:p>6.1658E+22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date" office:date-value="2020-06-28T17:04:20" calcext:value-type="date">
            <text:p>2020-06-28 17:04:20</text:p>
          </table:table-cell>
          <table:table-cell table:formula="of:=[.B75]-[.$L$4]" office:value-type="float" office:value="6.16076619929661E+022" calcext:value-type="float">
            <text:p>6.1608E+22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date" office:date-value="2020-06-28T17:20:40" calcext:value-type="date">
            <text:p>2020-06-28 17:20:40</text:p>
          </table:table-cell>
          <table:table-cell table:formula="of:=[.B76]-[.$L$4]" office:value-type="float" office:value="6.15576619929661E+022" calcext:value-type="float">
            <text:p>6.1558E+22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date" office:date-value="2020-06-28T17:32:07" calcext:value-type="date">
            <text:p>2020-06-28 17:32:07</text:p>
          </table:table-cell>
          <table:table-cell table:formula="of:=[.B77]-[.$L$4]" office:value-type="float" office:value="6.15076619929661E+022" calcext:value-type="float">
            <text:p>6.1508E+22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date" office:date-value="2020-06-28T17:38:54" calcext:value-type="date">
            <text:p>2020-06-28 17:38:54</text:p>
          </table:table-cell>
          <table:table-cell table:formula="of:=[.B78]+[.$L$2]" office:value-type="float" office:value="6.24576619929661E+022" calcext:value-type="float">
            <text:p>6.2458E+22</text:p>
          </table:table-cell>
          <table:table-cell table:number-columns-repeated="11"/>
        </table:table-row>
        <table:table-row table:style-name="ro1">
          <table:table-cell office:value-type="date" office:date-value="2020-06-28T18:08:42" calcext:value-type="date">
            <text:p>2020-06-28 18:08:42</text:p>
          </table:table-cell>
          <table:table-cell table:formula="of:=[.B79]-[.$L$4]" office:value-type="float" office:value="6.24076619929661E+022" calcext:value-type="float">
            <text:p>6.2408E+22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date" office:date-value="2020-06-28T18:19:06" calcext:value-type="date">
            <text:p>2020-06-28 18:19:06</text:p>
          </table:table-cell>
          <table:table-cell table:formula="of:=[.B80]-[.$L$4]" office:value-type="float" office:value="6.23576619929661E+022" calcext:value-type="float">
            <text:p>6.2358E+22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date" office:date-value="2020-06-28T18:25:43" calcext:value-type="date">
            <text:p>2020-06-28 18:25:43</text:p>
          </table:table-cell>
          <table:table-cell table:formula="of:=[.B81]+[.$L$2]" office:value-type="float" office:value="6.33076619929661E+022" calcext:value-type="float">
            <text:p>6.3308E+22</text:p>
          </table:table-cell>
          <table:table-cell table:number-columns-repeated="11"/>
        </table:table-row>
        <table:table-row table:style-name="ro1">
          <table:table-cell office:value-type="date" office:date-value="2020-06-28T18:29:17" calcext:value-type="date">
            <text:p>2020-06-28 18:29:17</text:p>
          </table:table-cell>
          <table:table-cell table:formula="of:=[.B82]-[.$L$4]" office:value-type="float" office:value="6.32576619929661E+022" calcext:value-type="float">
            <text:p>6.3258E+22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date" office:date-value="2020-06-28T18:54:07" calcext:value-type="date">
            <text:p>2020-06-28 18:54:07</text:p>
          </table:table-cell>
          <table:table-cell table:formula="of:=[.B83]-[.$L$4]" office:value-type="float" office:value="6.32076619929661E+022" calcext:value-type="float">
            <text:p>6.3208E+22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date" office:date-value="2020-06-28T18:59:09" calcext:value-type="date">
            <text:p>2020-06-28 18:59:09</text:p>
          </table:table-cell>
          <table:table-cell table:formula="of:=[.B84]+[.$L$2]" office:value-type="float" office:value="6.41576619929661E+022" calcext:value-type="float">
            <text:p>6.4158E+22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date" office:date-value="2020-06-28T19:05:37" calcext:value-type="date">
            <text:p>2020-06-28 19:05:37</text:p>
          </table:table-cell>
          <table:table-cell table:formula="of:=[.B85]-[.$L$4]" office:value-type="float" office:value="6.41076619929661E+022" calcext:value-type="float">
            <text:p>6.4108E+22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date" office:date-value="2020-06-28T20:26:13" calcext:value-type="date">
            <text:p>2020-06-28 20:26:13</text:p>
          </table:table-cell>
          <table:table-cell table:formula="of:=[.B86]-[.$M$4]" office:value-type="float" office:value="6.40076619929661E+022" calcext:value-type="float">
            <text:p>6.4008E+22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date" office:date-value="2020-06-28T20:31:19" calcext:value-type="date">
            <text:p>2020-06-28 20:31:19</text:p>
          </table:table-cell>
          <table:table-cell table:formula="of:=[.B87]+[.M2]" office:value-type="float" office:value="6.54076619929661E+022" calcext:value-type="float">
            <text:p>6.5408E+22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date" office:date-value="2020-06-28T21:20:43" calcext:value-type="date">
            <text:p>2020-06-28 21:20:43</text:p>
          </table:table-cell>
          <table:table-cell table:formula="of:=[.B88]-[.L4]" office:value-type="float" office:value="6.53576619929661E+022" calcext:value-type="float">
            <text:p>6.5358E+22</text:p>
          </table:table-cell>
          <table:table-cell table:number-columns-repeated="11"/>
        </table:table-row>
        <table:table-row table:style-name="ro1">
          <table:table-cell office:value-type="date" office:date-value="2020-06-28T22:05:45" calcext:value-type="date">
            <text:p>2020-06-28 22:05:45</text:p>
          </table:table-cell>
          <table:table-cell table:formula="of:=[.B89]-[.M4]" office:value-type="float" office:value="6.52576619929661E+022" calcext:value-type="float">
            <text:p>6.5258E+22</text:p>
          </table:table-cell>
          <table:table-cell table:number-columns-repeated="11"/>
        </table:table-row>
        <table:table-row table:style-name="ro1">
          <table:table-cell office:value-type="date" office:date-value="2020-06-28T22:10:51" calcext:value-type="date">
            <text:p>2020-06-28 22:10:51</text:p>
          </table:table-cell>
          <table:table-cell table:formula="of:=[.B90]+[.M2]" office:value-type="float" office:value="6.66576619929661E+022" calcext:value-type="float">
            <text:p>6.6658E+22</text:p>
          </table:table-cell>
          <table:table-cell table:number-columns-repeated="11"/>
        </table:table-row>
        <table:table-row table:style-name="ro1">
          <table:table-cell office:value-type="date" office:date-value="2020-06-28T22:30:11" calcext:value-type="date">
            <text:p>2020-06-28 22:30:11</text:p>
          </table:table-cell>
          <table:table-cell table:formula="of:=[.B91]-[.M4]" office:value-type="float" office:value="6.65576619929661E+022" calcext:value-type="float">
            <text:p>6.6558E+22</text:p>
          </table:table-cell>
          <table:table-cell table:number-columns-repeated="11"/>
        </table:table-row>
        <table:table-row table:style-name="ro1">
          <table:table-cell office:value-type="date" office:date-value="2020-06-28T22:46:50" calcext:value-type="date">
            <text:p>2020-06-28 22:46:50</text:p>
          </table:table-cell>
          <table:table-cell table:formula="of:=[.B92]-[.L4]" office:value-type="float" office:value="6.65076619929661E+022" calcext:value-type="float">
            <text:p>6.6508E+22</text:p>
          </table:table-cell>
          <table:table-cell table:number-columns-repeated="11"/>
        </table:table-row>
        <table:table-row table:style-name="ro1">
          <table:table-cell office:value-type="date" office:date-value="2020-06-28T22:51:12" calcext:value-type="date">
            <text:p>2020-06-28 22:51:12</text:p>
          </table:table-cell>
          <table:table-cell table:formula="of:=[.B93]-[.L4]" office:value-type="float" office:value="6.64576619929661E+022" calcext:value-type="float">
            <text:p>6.6458E+22</text:p>
          </table:table-cell>
          <table:table-cell table:number-columns-repeated="11"/>
        </table:table-row>
        <table:table-row table:style-name="ro1">
          <table:table-cell office:value-type="date" office:date-value="2020-06-28T23:11:12" calcext:value-type="date">
            <text:p>2020-06-28 23:11:12</text:p>
          </table:table-cell>
          <table:table-cell table:formula="of:=[.B94]+[.L2]" office:value-type="float" office:value="6.74076619929661E+022" calcext:value-type="float">
            <text:p>6.7408E+22</text:p>
          </table:table-cell>
          <table:table-cell table:number-columns-repeated="11"/>
        </table:table-row>
        <table:table-row table:style-name="ro1">
          <table:table-cell office:value-type="date" office:date-value="2020-06-28T23:40:35" calcext:value-type="date">
            <text:p>2020-06-28 23:40:35</text:p>
          </table:table-cell>
          <table:table-cell table:formula="of:=[.B95]-[.M4]" office:value-type="float" office:value="6.73076619929661E+022" calcext:value-type="float">
            <text:p>6.7308E+22</text:p>
          </table:table-cell>
          <table:table-cell table:number-columns-repeated="11"/>
        </table:table-row>
        <table:table-row table:style-name="ro1">
          <table:table-cell office:value-type="date" office:date-value="2020-06-28T23:57:13" calcext:value-type="date">
            <text:p>2020-06-28 23:57:13</text:p>
          </table:table-cell>
          <table:table-cell table:formula="of:=[.B96]-[.L4]" office:value-type="float" office:value="6.72576619929661E+022" calcext:value-type="float">
            <text:p>6.7258E+22</text:p>
          </table:table-cell>
          <table:table-cell table:number-columns-repeated="11"/>
        </table:table-row>
        <table:table-row table:style-name="ro1">
          <table:table-cell office:value-type="date" office:date-value="2020-06-29T00:04:29" calcext:value-type="date">
            <text:p>2020-06-29 00:04:29</text:p>
          </table:table-cell>
          <table:table-cell table:formula="of:=[.B97]+[.L2]" office:value-type="float" office:value="6.82076619929661E+022" calcext:value-type="float">
            <text:p>6.8208E+22</text:p>
          </table:table-cell>
          <table:table-cell table:number-columns-repeated="11"/>
        </table:table-row>
        <table:table-row table:style-name="ro1">
          <table:table-cell office:value-type="date" office:date-value="2020-06-29T00:58:02" calcext:value-type="date">
            <text:p>2020-06-29 00:58:02</text:p>
          </table:table-cell>
          <table:table-cell table:formula="of:=[.B98]-[.L4]" office:value-type="float" office:value="6.81576619929661E+022" calcext:value-type="float">
            <text:p>6.8158E+22</text:p>
          </table:table-cell>
          <table:table-cell table:number-columns-repeated="11"/>
        </table:table-row>
        <table:table-row table:style-name="ro1">
          <table:table-cell office:value-type="date" office:date-value="2020-06-29T01:59:39" calcext:value-type="date">
            <text:p>2020-06-29 01:59:39</text:p>
          </table:table-cell>
          <table:table-cell table:formula="of:=[.B99]-[.M4]" office:value-type="float" office:value="6.80576619929661E+022" calcext:value-type="float">
            <text:p>6.8058E+22</text:p>
          </table:table-cell>
          <table:table-cell table:number-columns-repeated="11"/>
        </table:table-row>
        <table:table-row table:style-name="ro1">
          <table:table-cell office:value-type="date" office:date-value="2020-06-29T02:04:44" calcext:value-type="date">
            <text:p>2020-06-29 02:04:44</text:p>
          </table:table-cell>
          <table:table-cell table:formula="of:=[.B100]+[.M2]" office:value-type="float" office:value="6.94576619929661E+022" calcext:value-type="float">
            <text:p>6.9458E+22</text:p>
          </table:table-cell>
          <table:table-cell table:number-columns-repeated="11"/>
        </table:table-row>
        <table:table-row table:style-name="ro1">
          <table:table-cell office:value-type="date" office:date-value="2020-06-29T03:26:29" calcext:value-type="date">
            <text:p>2020-06-29 03:26:29</text:p>
          </table:table-cell>
          <table:table-cell table:formula="of:=[.B101]-[.L4]" office:value-type="float" office:value="6.94076619929662E+022" calcext:value-type="float">
            <text:p>6.9408E+22</text:p>
          </table:table-cell>
          <table:table-cell table:number-columns-repeated="11"/>
        </table:table-row>
        <table:table-row table:style-name="ro1">
          <table:table-cell office:value-type="date" office:date-value="2020-06-29T04:36:13" calcext:value-type="date">
            <text:p>2020-06-29 04:36:13</text:p>
          </table:table-cell>
          <table:table-cell table:formula="of:=[.B102]-[.M4]" office:value-type="float" office:value="6.93076619929662E+022" calcext:value-type="float">
            <text:p>6.9308E+22</text:p>
          </table:table-cell>
          <table:table-cell table:number-columns-repeated="11"/>
        </table:table-row>
        <table:table-row table:style-name="ro1">
          <table:table-cell office:value-type="date" office:date-value="2020-06-29T05:13:22" calcext:value-type="date">
            <text:p>2020-06-29 05:13:22</text:p>
          </table:table-cell>
          <table:table-cell table:formula="of:=[.B103]-[.L4]" office:value-type="float" office:value="6.92576619929662E+022" calcext:value-type="float">
            <text:p>6.9258E+22</text:p>
          </table:table-cell>
          <table:table-cell table:number-columns-repeated="11"/>
        </table:table-row>
        <table:table-row table:style-name="ro1">
          <table:table-cell office:value-type="date" office:date-value="2020-06-29T06:08:36" calcext:value-type="date">
            <text:p>2020-06-29 06:08:36</text:p>
          </table:table-cell>
          <table:table-cell table:formula="of:=[.B104]-[.M4]" office:value-type="float" office:value="6.91576619929661E+022" calcext:value-type="float">
            <text:p>6.9158E+22</text:p>
          </table:table-cell>
          <table:table-cell table:number-columns-repeated="11"/>
        </table:table-row>
        <table:table-row table:style-name="ro1">
          <table:table-cell office:value-type="date" office:date-value="2020-06-29T06:57:43" calcext:value-type="date">
            <text:p>2020-06-29 06:57:43</text:p>
          </table:table-cell>
          <table:table-cell table:formula="of:=[.B105]-[.$L$4]" office:value-type="float" office:value="6.91076619929661E+022" calcext:value-type="float">
            <text:p>6.9108E+22</text:p>
          </table:table-cell>
          <table:table-cell table:number-columns-repeated="11"/>
        </table:table-row>
        <table:table-row table:style-name="ro1">
          <table:table-cell office:value-type="date" office:date-value="2020-06-29T07:14:30" calcext:value-type="date">
            <text:p>2020-06-29 07:14:30</text:p>
          </table:table-cell>
          <table:table-cell table:formula="of:=[.B106]-[.$L$4]" office:value-type="float" office:value="6.90576619929661E+022" calcext:value-type="float">
            <text:p>6.9058E+22</text:p>
          </table:table-cell>
          <table:table-cell table:number-columns-repeated="11"/>
        </table:table-row>
        <table:table-row table:style-name="ro1">
          <table:table-cell office:value-type="date" office:date-value="2020-06-29T08:11:26" calcext:value-type="date">
            <text:p>2020-06-29 08:11:26</text:p>
          </table:table-cell>
          <table:table-cell table:formula="of:=[.B107]-[.M4]" office:value-type="float" office:value="6.89576619929662E+022" calcext:value-type="float">
            <text:p>6.8958E+22</text:p>
          </table:table-cell>
          <table:table-cell table:number-columns-repeated="11"/>
        </table:table-row>
        <table:table-row table:style-name="ro1">
          <table:table-cell office:value-type="date" office:date-value="2020-06-29T09:10:01" calcext:value-type="date">
            <text:p>2020-06-29 09:10:01</text:p>
          </table:table-cell>
          <table:table-cell table:formula="of:=[.B108]-[.L4]" office:value-type="float" office:value="6.89076619929662E+022" calcext:value-type="float">
            <text:p>6.8908E+22</text:p>
          </table:table-cell>
          <table:table-cell table:number-columns-repeated="11"/>
        </table:table-row>
        <table:table-row table:style-name="ro1">
          <table:table-cell office:value-type="date" office:date-value="2020-06-29T12:20:08" calcext:value-type="date">
            <text:p>2020-06-29 12:20:08</text:p>
          </table:table-cell>
          <table:table-cell table:formula="of:=[.B109]-([.E110]*[.F110])/1E+018" office:value-type="float" office:value="3.67202939929662E+022" calcext:value-type="float">
            <text:p>3.6720E+22</text:p>
          </table:table-cell>
          <table:table-cell table:number-columns-repeated="2"/>
          <table:table-cell office:value-type="float" office:value="2.308E+017" calcext:value-type="float">
            <text:p>2.3080E+17</text:p>
          </table:table-cell>
          <table:table-cell office:value-type="float" office:value="1.3946E+023" calcext:value-type="float">
            <text:p>1.3946E+23</text:p>
          </table:table-cell>
          <table:table-cell table:number-columns-repeated="7"/>
        </table:table-row>
        <table:table-row table:style-name="ro1">
          <table:table-cell office:value-type="date" office:date-value="2020-06-29T13:57:35" calcext:value-type="date">
            <text:p>2020-06-29 13:57:35</text:p>
          </table:table-cell>
          <table:table-cell table:formula="of:=[.B110]-([.C111]*[.D111])/1E+018" office:value-type="float" office:value="3.48862939929662E+022" calcext:value-type="float">
            <text:p>3.4886E+22</text:p>
          </table:table-cell>
          <table:table-cell office:value-type="float" office:value="3.668E+019" calcext:value-type="float">
            <text:p>3.6680E+19</text:p>
          </table:table-cell>
          <table:table-cell office:value-type="float" office:value="5E+019" calcext:value-type="float">
            <text:p>5.0000E+19</text:p>
          </table:table-cell>
          <table:table-cell table:number-columns-repeated="9"/>
        </table:table-row>
        <table:table-row table:style-name="ro1">
          <table:table-cell office:value-type="date" office:date-value="2020-06-29T14:38:48" calcext:value-type="date">
            <text:p>2020-06-29 14:38:48</text:p>
          </table:table-cell>
          <table:table-cell table:formula="of:=[.B111]+([.C112]*[.D111])/1E+018" office:value-type="float" office:value="3.66667939929662E+022" calcext:value-type="float">
            <text:p>3.6667E+22</text:p>
          </table:table-cell>
          <table:table-cell office:value-type="float" office:value="3.561E+019" calcext:value-type="float">
            <text:p>3.5610E+19</text:p>
          </table:table-cell>
          <table:table-cell office:value-type="float" office:value="5E+019" calcext:value-type="float">
            <text:p>5.0000E+19</text:p>
          </table:table-cell>
          <table:table-cell table:number-columns-repeated="9"/>
        </table:table-row>
        <table:table-row table:style-name="ro1">
          <table:table-cell office:value-type="date" office:date-value="2020-06-29T15:11:53" calcext:value-type="date">
            <text:p>2020-06-29 15:11:53</text:p>
          </table:table-cell>
          <table:table-cell table:formula="of:=[.B112]+([.E113]*[.F113])/1E+018" office:value-type="float" office:value="6.90145409929662E+022" calcext:value-type="float">
            <text:p>6.9015E+22</text:p>
          </table:table-cell>
          <table:table-cell table:number-columns-repeated="2"/>
          <table:table-cell office:value-type="float" office:value="2.3195E+017" calcext:value-type="float">
            <text:p>2.3195E+17</text:p>
          </table:table-cell>
          <table:table-cell office:value-type="float" office:value="1.3946E+023" calcext:value-type="float">
            <text:p>1.3946E+23</text:p>
          </table:table-cell>
          <table:table-cell table:number-columns-repeated="7"/>
        </table:table-row>
        <table:table-row table:style-name="ro1">
          <table:table-cell office:value-type="date" office:date-value="2020-06-29T17:28:14" calcext:value-type="date">
            <text:p>2020-06-29 17:28:14</text:p>
          </table:table-cell>
          <table:table-cell table:formula="of:=[.B113]-([.C114]*[.D114])/1E+018" office:value-type="float" office:value="3.81539209929662E+022" calcext:value-type="float">
            <text:p>3.8154E+22</text:p>
          </table:table-cell>
          <table:table-cell office:value-type="float" office:value="3.218E+019" calcext:value-type="float">
            <text:p>3.2180E+19</text:p>
          </table:table-cell>
          <table:table-cell office:value-type="float" office:value="9.59E+020" calcext:value-type="float">
            <text:p>9.5900E+20</text:p>
          </table:table-cell>
          <table:table-cell table:number-columns-repeated="9"/>
        </table:table-row>
        <table:table-row table:style-name="ro1">
          <table:table-cell office:value-type="date" office:date-value="2020-06-29T17:46:23" calcext:value-type="date">
            <text:p>2020-06-29 17:46:23</text:p>
          </table:table-cell>
          <table:table-cell table:formula="of:=[.B114]-([.E115]*[.F115])/1E+018" office:value-type="float" office:value="2.14411110729662E+022" calcext:value-type="float">
            <text:p>2.1441E+22</text:p>
          </table:table-cell>
          <table:table-cell table:number-columns-repeated="2"/>
          <table:table-cell office:value-type="float" office:value="2.2329E+017" calcext:value-type="float">
            <text:p>2.2329E+17</text:p>
          </table:table-cell>
          <table:table-cell office:value-type="float" office:value="7.4848E+022" calcext:value-type="float">
            <text:p>7.4848E+22</text:p>
          </table:table-cell>
          <table:table-cell table:number-columns-repeated="7"/>
        </table:table-row>
        <table:table-row table:style-name="ro1">
          <table:table-cell office:value-type="date" office:date-value="2020-06-29T17:59:03" calcext:value-type="date">
            <text:p>2020-06-29 17:59:03</text:p>
          </table:table-cell>
          <table:table-cell table:formula="of:=[.B115]+([.C116]*[.D116])/1E+018" office:value-type="float" office:value="5.22825510729662E+022" calcext:value-type="float">
            <text:p>5.2283E+22</text:p>
          </table:table-cell>
          <table:table-cell office:value-type="float" office:value="3.216E+019" calcext:value-type="float">
            <text:p>3.2160E+19</text:p>
          </table:table-cell>
          <table:table-cell office:value-type="float" office:value="9.59E+020" calcext:value-type="float">
            <text:p>9.5900E+20</text:p>
          </table:table-cell>
          <table:table-cell table:number-columns-repeated="9"/>
        </table:table-row>
        <table:table-row table:style-name="ro1">
          <table:table-cell office:value-type="date" office:date-value="2020-06-29T22:36:24" calcext:value-type="date">
            <text:p>2020-06-29 22:36:24</text:p>
          </table:table-cell>
          <table:table-cell table:formula="of:=[.B116]+[.K2]" office:value-type="float" office:value="5.31825510729662E+022" calcext:value-type="float">
            <text:p>5.3183E+22</text:p>
          </table:table-cell>
          <table:table-cell table:number-columns-repeated="11"/>
        </table:table-row>
        <table:table-row table:style-name="ro1">
          <table:table-cell office:value-type="date" office:date-value="2020-06-29T23:17:05" calcext:value-type="date">
            <text:p>2020-06-29 23:17:05</text:p>
          </table:table-cell>
          <table:table-cell table:formula="of:=[.B117]-[.L4]" office:value-type="float" office:value="5.31325510729662E+022" calcext:value-type="float">
            <text:p>5.3133E+22</text:p>
          </table:table-cell>
          <table:table-cell table:number-columns-repeated="11"/>
        </table:table-row>
        <table:table-row table:style-name="ro1">
          <table:table-cell office:value-type="date" office:date-value="2020-06-29T23:46:33" calcext:value-type="date">
            <text:p>2020-06-29 23:46:33</text:p>
          </table:table-cell>
          <table:table-cell table:formula="of:=[.B118]-[.M4]" office:value-type="float" office:value="5.30325510729662E+022" calcext:value-type="float">
            <text:p>5.3033E+22</text:p>
          </table:table-cell>
          <table:table-cell table:number-columns-repeated="11"/>
        </table:table-row>
        <table:table-row table:style-name="ro1">
          <table:table-cell office:value-type="date" office:date-value="2020-06-29T23:51:39" calcext:value-type="date">
            <text:p>2020-06-29 23:51:39</text:p>
          </table:table-cell>
          <table:table-cell table:formula="of:=[.B119]+[.M2]" office:value-type="float" office:value="5.44325510729662E+022" calcext:value-type="float">
            <text:p>5.4433E+22</text:p>
          </table:table-cell>
          <table:table-cell table:number-columns-repeated="11"/>
        </table:table-row>
        <table:table-row table:style-name="ro1">
          <table:table-cell office:value-type="date" office:date-value="2020-06-30T00:06:46" calcext:value-type="date">
            <text:p>2020-06-30 00:06:46</text:p>
          </table:table-cell>
          <table:table-cell table:formula="of:=[.B120]+[.$K$2]" office:value-type="float" office:value="5.53325510729662E+022" calcext:value-type="float">
            <text:p>5.5333E+22</text:p>
          </table:table-cell>
          <table:table-cell table:number-columns-repeated="11"/>
        </table:table-row>
        <table:table-row table:style-name="ro1">
          <table:table-cell office:value-type="date" office:date-value="2020-06-30T00:25:17" calcext:value-type="date">
            <text:p>2020-06-30 00:25:17</text:p>
          </table:table-cell>
          <table:table-cell table:formula="of:=[.B121]+[.$K$2]" office:value-type="float" office:value="5.62325510729662E+022" calcext:value-type="float">
            <text:p>5.6233E+22</text:p>
          </table:table-cell>
          <table:table-cell table:number-columns-repeated="11"/>
        </table:table-row>
        <table:table-row table:style-name="ro1">
          <table:table-cell office:value-type="date" office:date-value="2020-06-30T01:11:23" calcext:value-type="date">
            <text:p>2020-06-30 01:11:23</text:p>
          </table:table-cell>
          <table:table-cell table:formula="of:=[.B122]-[.$M$4]" office:value-type="float" office:value="5.61325510729662E+022" calcext:value-type="float">
            <text:p>5.6133E+22</text:p>
          </table:table-cell>
          <table:table-cell table:number-columns-repeated="11"/>
        </table:table-row>
        <table:table-row table:style-name="ro1">
          <table:table-cell office:value-type="date" office:date-value="2020-06-30T02:09:26" calcext:value-type="date">
            <text:p>2020-06-30 02:09:26</text:p>
          </table:table-cell>
          <table:table-cell table:formula="of:=[.B123]-[.$M$4]" office:value-type="float" office:value="5.60325510729662E+022" calcext:value-type="float">
            <text:p>5.6033E+22</text:p>
          </table:table-cell>
          <table:table-cell table:number-columns-repeated="11"/>
        </table:table-row>
        <table:table-row table:style-name="ro1">
          <table:table-cell office:value-type="date" office:date-value="2020-06-30T02:34:13" calcext:value-type="date">
            <text:p>2020-06-30 02:34:13</text:p>
          </table:table-cell>
          <table:table-cell table:formula="of:=[.B124]-[.L4]" office:value-type="float" office:value="5.59825510729662E+022" calcext:value-type="float">
            <text:p>5.5983E+22</text:p>
          </table:table-cell>
          <table:table-cell table:number-columns-repeated="11"/>
        </table:table-row>
        <table:table-row table:style-name="ro1">
          <table:table-cell office:value-type="date" office:date-value="2020-06-30T02:39:17" calcext:value-type="date">
            <text:p>2020-06-30 02:39:17</text:p>
          </table:table-cell>
          <table:table-cell table:formula="of:=[.B125]+[.L2]" office:value-type="float" office:value="5.69325510729662E+022" calcext:value-type="float">
            <text:p>5.6933E+22</text:p>
          </table:table-cell>
          <table:table-cell table:number-columns-repeated="11"/>
        </table:table-row>
        <table:table-row table:style-name="ro1">
          <table:table-cell office:value-type="date" office:date-value="2020-06-30T02:50:20" calcext:value-type="date">
            <text:p>2020-06-30 02:50:20</text:p>
          </table:table-cell>
          <table:table-cell table:formula="of:=[.B126]-[.M4]" office:value-type="float" office:value="5.68325510729662E+022" calcext:value-type="float">
            <text:p>5.6833E+22</text:p>
          </table:table-cell>
          <table:table-cell table:number-columns-repeated="11"/>
        </table:table-row>
        <table:table-row table:style-name="ro1">
          <table:table-cell office:value-type="date" office:date-value="2020-06-30T02:55:26" calcext:value-type="date">
            <text:p>2020-06-30 02:55:26</text:p>
          </table:table-cell>
          <table:table-cell table:formula="of:=[.B127]+[.M2]" office:value-type="float" office:value="5.82325510729662E+022" calcext:value-type="float">
            <text:p>5.8233E+22</text:p>
          </table:table-cell>
          <table:table-cell table:number-columns-repeated="11"/>
        </table:table-row>
        <table:table-row table:style-name="ro1">
          <table:table-cell office:value-type="date" office:date-value="2020-06-30T03:17:24" calcext:value-type="date">
            <text:p>2020-06-30 03:17:24</text:p>
          </table:table-cell>
          <table:table-cell table:formula="of:=[.B128]-[.L4]" office:value-type="float" office:value="5.81825510729662E+022" calcext:value-type="float">
            <text:p>5.8183E+22</text:p>
          </table:table-cell>
          <table:table-cell table:number-columns-repeated="11"/>
        </table:table-row>
        <table:table-row table:style-name="ro1">
          <table:table-cell office:value-type="date" office:date-value="2020-06-30T03:22:28" calcext:value-type="date">
            <text:p>2020-06-30 03:22:28</text:p>
          </table:table-cell>
          <table:table-cell table:formula="of:=[.B129]+[.L2]" office:value-type="float" office:value="5.91325510729662E+022" calcext:value-type="float">
            <text:p>5.9133E+22</text:p>
          </table:table-cell>
          <table:table-cell table:number-columns-repeated="11"/>
        </table:table-row>
        <table:table-row table:style-name="ro1">
          <table:table-cell office:value-type="date" office:date-value="2020-06-30T03:33:31" calcext:value-type="date">
            <text:p>2020-06-30 03:33:31</text:p>
          </table:table-cell>
          <table:table-cell table:formula="of:=[.B130]-[.M4]" office:value-type="float" office:value="5.90325510729662E+022" calcext:value-type="float">
            <text:p>5.9033E+22</text:p>
          </table:table-cell>
          <table:table-cell table:number-columns-repeated="11"/>
        </table:table-row>
        <table:table-row table:style-name="ro1">
          <table:table-cell office:value-type="date" office:date-value="2020-06-30T03:38:35" calcext:value-type="date">
            <text:p>2020-06-30 03:38:35</text:p>
          </table:table-cell>
          <table:table-cell table:formula="of:=[.B131]+[.M2]" office:value-type="float" office:value="6.04325510729662E+022" calcext:value-type="float">
            <text:p>6.0433E+22</text:p>
          </table:table-cell>
          <table:table-cell table:number-columns-repeated="11"/>
        </table:table-row>
        <table:table-row table:style-name="ro1">
          <table:table-cell office:value-type="date" office:date-value="2020-06-30T03:52:57" calcext:value-type="date">
            <text:p>2020-06-30 03:52:57</text:p>
          </table:table-cell>
          <table:table-cell table:formula="of:=[.B132]-[.L4]" office:value-type="float" office:value="6.03825510729662E+022" calcext:value-type="float">
            <text:p>6.0383E+22</text:p>
          </table:table-cell>
          <table:table-cell table:number-columns-repeated="11"/>
        </table:table-row>
        <table:table-row table:style-name="ro1">
          <table:table-cell office:value-type="date" office:date-value="2020-06-30T03:58:07" calcext:value-type="date">
            <text:p>2020-06-30 03:58:07</text:p>
          </table:table-cell>
          <table:table-cell table:formula="of:=[.B133]+[.L2]" office:value-type="float" office:value="6.13325510729662E+022" calcext:value-type="float">
            <text:p>6.1333E+22</text:p>
          </table:table-cell>
          <table:table-cell table:number-columns-repeated="11"/>
        </table:table-row>
        <table:table-row table:style-name="ro1">
          <table:table-cell office:value-type="date" office:date-value="2020-06-30T04:09:21" calcext:value-type="date">
            <text:p>2020-06-30 04:09:21</text:p>
          </table:table-cell>
          <table:table-cell table:formula="of:=[.B134]-[.M4]" office:value-type="float" office:value="6.12325510729662E+022" calcext:value-type="float">
            <text:p>6.1233E+22</text:p>
          </table:table-cell>
          <table:table-cell table:number-columns-repeated="11"/>
        </table:table-row>
        <table:table-row table:style-name="ro1">
          <table:table-cell office:value-type="date" office:date-value="2020-06-30T04:14:33" calcext:value-type="date">
            <text:p>2020-06-30 04:14:33</text:p>
          </table:table-cell>
          <table:table-cell table:formula="of:=[.B135]+[.M2]" office:value-type="float" office:value="6.26325510729662E+022" calcext:value-type="float">
            <text:p>6.2633E+22</text:p>
          </table:table-cell>
          <table:table-cell table:number-columns-repeated="11"/>
        </table:table-row>
        <table:table-row table:style-name="ro1">
          <table:table-cell office:value-type="date" office:date-value="2020-06-30T04:24:52" calcext:value-type="date">
            <text:p>2020-06-30 04:24:52</text:p>
          </table:table-cell>
          <table:table-cell table:formula="of:=[.B136]-[.L4]" office:value-type="float" office:value="6.25825510729662E+022" calcext:value-type="float">
            <text:p>6.2583E+22</text:p>
          </table:table-cell>
          <table:table-cell table:number-columns-repeated="11"/>
        </table:table-row>
        <table:table-row table:style-name="ro1">
          <table:table-cell office:value-type="date" office:date-value="2020-06-30T04:29:58" calcext:value-type="date">
            <text:p>2020-06-30 04:29:58</text:p>
          </table:table-cell>
          <table:table-cell table:formula="of:=[.B137]+[.L2]" office:value-type="float" office:value="6.35325510729662E+022" calcext:value-type="float">
            <text:p>6.3533E+22</text:p>
          </table:table-cell>
          <table:table-cell table:number-columns-repeated="11"/>
        </table:table-row>
        <table:table-row table:style-name="ro1">
          <table:table-cell office:value-type="date" office:date-value="2020-06-30T04:41:14" calcext:value-type="date">
            <text:p>2020-06-30 04:41:14</text:p>
          </table:table-cell>
          <table:table-cell table:formula="of:=[.B138]-[.M4]" office:value-type="float" office:value="6.34325510729662E+022" calcext:value-type="float">
            <text:p>6.3433E+22</text:p>
          </table:table-cell>
          <table:table-cell table:number-columns-repeated="11"/>
        </table:table-row>
        <table:table-row table:style-name="ro1">
          <table:table-cell office:value-type="date" office:date-value="2020-06-30T04:46:24" calcext:value-type="date">
            <text:p>2020-06-30 04:46:24</text:p>
          </table:table-cell>
          <table:table-cell table:formula="of:=[.B139]+[.M2]" office:value-type="float" office:value="6.48325510729662E+022" calcext:value-type="float">
            <text:p>6.4833E+22</text:p>
          </table:table-cell>
          <table:table-cell table:number-columns-repeated="11"/>
        </table:table-row>
        <table:table-row table:style-name="ro1">
          <table:table-cell office:value-type="date" office:date-value="2020-06-30T05:02:38" calcext:value-type="date">
            <text:p>2020-06-30 05:02:38</text:p>
          </table:table-cell>
          <table:table-cell table:formula="of:=[.B140]-[.L4]" office:value-type="float" office:value="6.47825510729662E+022" calcext:value-type="float">
            <text:p>6.4783E+22</text:p>
          </table:table-cell>
          <table:table-cell table:number-columns-repeated="11"/>
        </table:table-row>
        <table:table-row table:style-name="ro1">
          <table:table-cell office:value-type="date" office:date-value="2020-06-30T05:07:40" calcext:value-type="date">
            <text:p>2020-06-30 05:07:40</text:p>
          </table:table-cell>
          <table:table-cell table:formula="of:=[.B141]+[.L2]" office:value-type="float" office:value="6.57325510729662E+022" calcext:value-type="float">
            <text:p>6.5733E+22</text:p>
          </table:table-cell>
          <table:table-cell table:number-columns-repeated="11"/>
        </table:table-row>
        <table:table-row table:style-name="ro1">
          <table:table-cell office:value-type="date" office:date-value="2020-06-30T05:21:22" calcext:value-type="date">
            <text:p>2020-06-30 05:21:22</text:p>
          </table:table-cell>
          <table:table-cell table:formula="of:=[.B142]-[.M4]" office:value-type="float" office:value="6.56325510729662E+022" calcext:value-type="float">
            <text:p>6.5633E+22</text:p>
          </table:table-cell>
          <table:table-cell table:number-columns-repeated="11"/>
        </table:table-row>
        <table:table-row table:style-name="ro1">
          <table:table-cell office:value-type="date" office:date-value="2020-06-30T05:26:23" calcext:value-type="date">
            <text:p>2020-06-30 05:26:23</text:p>
          </table:table-cell>
          <table:table-cell table:formula="of:=[.B143]+[.M2]" office:value-type="float" office:value="6.70325510729662E+022" calcext:value-type="float">
            <text:p>6.7033E+22</text:p>
          </table:table-cell>
          <table:table-cell table:number-columns-repeated="11"/>
        </table:table-row>
        <table:table-row table:style-name="ro1">
          <table:table-cell office:value-type="date" office:date-value="2020-06-30T05:34:24" calcext:value-type="date">
            <text:p>2020-06-30 05:34:24</text:p>
          </table:table-cell>
          <table:table-cell table:formula="of:=[.B144]-[.L4]" office:value-type="float" office:value="6.69825510729662E+022" calcext:value-type="float">
            <text:p>6.6983E+22</text:p>
          </table:table-cell>
          <table:table-cell table:number-columns-repeated="11"/>
        </table:table-row>
        <table:table-row table:style-name="ro1">
          <table:table-cell office:value-type="date" office:date-value="2020-06-30T05:39:41" calcext:value-type="date">
            <text:p>2020-06-30 05:39:41</text:p>
          </table:table-cell>
          <table:table-cell table:formula="of:=[.B145]+[.L2]" office:value-type="float" office:value="6.79325510729662E+022" calcext:value-type="float">
            <text:p>6.7933E+22</text:p>
          </table:table-cell>
          <table:table-cell table:number-columns-repeated="11"/>
        </table:table-row>
        <table:table-row table:style-name="ro1">
          <table:table-cell office:value-type="date" office:date-value="2020-06-30T05:58:34" calcext:value-type="date">
            <text:p>2020-06-30 05:58:34</text:p>
          </table:table-cell>
          <table:table-cell table:formula="of:=[.B146]-[.M4]" office:value-type="float" office:value="6.78325510729662E+022" calcext:value-type="float">
            <text:p>6.7833E+22</text:p>
          </table:table-cell>
          <table:table-cell table:number-columns-repeated="11"/>
        </table:table-row>
        <table:table-row table:style-name="ro1">
          <table:table-cell office:value-type="date" office:date-value="2020-06-30T06:03:54" calcext:value-type="date">
            <text:p>2020-06-30 06:03:54</text:p>
          </table:table-cell>
          <table:table-cell table:formula="of:=[.B147]+[.M2]" office:value-type="float" office:value="6.92325510729662E+022" calcext:value-type="float">
            <text:p>6.9233E+22</text:p>
          </table:table-cell>
          <table:table-cell table:number-columns-repeated="11"/>
        </table:table-row>
        <table:table-row table:style-name="ro1">
          <table:table-cell office:value-type="date" office:date-value="2020-06-30T06:17:27" calcext:value-type="date">
            <text:p>2020-06-30 06:17:27</text:p>
          </table:table-cell>
          <table:table-cell table:formula="of:=[.B148]-[.L4]" office:value-type="float" office:value="6.91825510729662E+022" calcext:value-type="float">
            <text:p>6.9183E+22</text:p>
          </table:table-cell>
          <table:table-cell table:number-columns-repeated="11"/>
        </table:table-row>
        <table:table-row table:style-name="ro1">
          <table:table-cell office:value-type="date" office:date-value="2020-06-30T06:40:56" calcext:value-type="date">
            <text:p>2020-06-30 06:40:56</text:p>
          </table:table-cell>
          <table:table-cell table:formula="of:=[.B149]-[.M4]" office:value-type="float" office:value="6.90825510729662E+022" calcext:value-type="float">
            <text:p>6.9083E+22</text:p>
          </table:table-cell>
          <table:table-cell table:number-columns-repeated="11"/>
        </table:table-row>
        <table:table-row table:style-name="ro1">
          <table:table-cell office:value-type="date" office:date-value="2020-06-30T06:46:02" calcext:value-type="date">
            <text:p>2020-06-30 06:46:02</text:p>
          </table:table-cell>
          <table:table-cell table:formula="of:=[.B150]+[.M2]" office:value-type="float" office:value="7.04825510729662E+022" calcext:value-type="float">
            <text:p>7.0483E+22</text:p>
          </table:table-cell>
          <table:table-cell table:number-columns-repeated="11"/>
        </table:table-row>
        <table:table-row table:style-name="ro1">
          <table:table-cell office:value-type="date" office:date-value="2020-06-30T07:11:09" calcext:value-type="date">
            <text:p>2020-06-30 07:11:09</text:p>
          </table:table-cell>
          <table:table-cell table:formula="of:=[.B151]-[.L4]" office:value-type="float" office:value="7.04325510729662E+022" calcext:value-type="float">
            <text:p>7.0433E+22</text:p>
          </table:table-cell>
          <table:table-cell table:number-columns-repeated="11"/>
        </table:table-row>
        <table:table-row table:style-name="ro1">
          <table:table-cell office:value-type="date" office:date-value="2020-06-30T07:21:55" calcext:value-type="date">
            <text:p>2020-06-30 07:21:55</text:p>
          </table:table-cell>
          <table:table-cell table:formula="of:=[.B152]-[.M4]" office:value-type="float" office:value="7.03325510729662E+022" calcext:value-type="float">
            <text:p>7.0333E+22</text:p>
          </table:table-cell>
          <table:table-cell table:number-columns-repeated="11"/>
        </table:table-row>
        <table:table-row table:style-name="ro1">
          <table:table-cell office:value-type="date" office:date-value="2020-06-30T07:25:25" calcext:value-type="date">
            <text:p>2020-06-30 07:25:25</text:p>
          </table:table-cell>
          <table:table-cell table:formula="of:=[.B153]+[.L2]" office:value-type="float" office:value="7.12825510729662E+022" calcext:value-type="float">
            <text:p>7.1283E+22</text:p>
          </table:table-cell>
          <table:table-cell table:number-columns-repeated="11"/>
        </table:table-row>
        <table:table-row table:style-name="ro1">
          <table:table-cell office:value-type="date" office:date-value="2020-06-30T07:26:56" calcext:value-type="date">
            <text:p>2020-06-30 07:26:56</text:p>
          </table:table-cell>
          <table:table-cell table:formula="of:=[.B154]+[.M2]" office:value-type="float" office:value="7.26825510729662E+022" calcext:value-type="float">
            <text:p>7.2683E+22</text:p>
          </table:table-cell>
          <table:table-cell table:number-columns-repeated="11"/>
        </table:table-row>
        <table:table-row table:style-name="ro1">
          <table:table-cell office:value-type="date" office:date-value="2020-06-30T07:37:40" calcext:value-type="date">
            <text:p>2020-06-30 07:37:40</text:p>
          </table:table-cell>
          <table:table-cell table:formula="of:=[.B155]-[.L4]" office:value-type="float" office:value="7.26325510729662E+022" calcext:value-type="float">
            <text:p>7.2633E+22</text:p>
          </table:table-cell>
          <table:table-cell table:number-columns-repeated="11"/>
        </table:table-row>
        <table:table-row table:style-name="ro1">
          <table:table-cell office:value-type="date" office:date-value="2020-06-30T07:43:16" calcext:value-type="date">
            <text:p>2020-06-30 07:43:16</text:p>
          </table:table-cell>
          <table:table-cell table:formula="of:=[.B156]+[.L2]" office:value-type="float" office:value="7.35825510729662E+022" calcext:value-type="float">
            <text:p>7.3583E+22</text:p>
          </table:table-cell>
          <table:table-cell table:number-columns-repeated="11"/>
        </table:table-row>
        <table:table-row table:style-name="ro1">
          <table:table-cell office:value-type="date" office:date-value="2020-06-30T08:04:37" calcext:value-type="date">
            <text:p>2020-06-30 08:04:37</text:p>
          </table:table-cell>
          <table:table-cell table:formula="of:=[.B157]-[.M4]" office:value-type="float" office:value="7.34825510729662E+022" calcext:value-type="float">
            <text:p>7.3483E+22</text:p>
          </table:table-cell>
          <table:table-cell table:number-columns-repeated="11"/>
        </table:table-row>
        <table:table-row table:style-name="ro1">
          <table:table-cell office:value-type="date" office:date-value="2020-06-30T08:20:15" calcext:value-type="date">
            <text:p>2020-06-30 08:20:15</text:p>
          </table:table-cell>
          <table:table-cell table:formula="of:=[.B158]-[.L4]" office:value-type="float" office:value="7.34325510729662E+022" calcext:value-type="float">
            <text:p>7.3433E+22</text:p>
          </table:table-cell>
          <table:table-cell table:number-columns-repeated="11"/>
        </table:table-row>
        <table:table-row table:style-name="ro1">
          <table:table-cell office:value-type="date" office:date-value="2020-06-30T08:26:02" calcext:value-type="date">
            <text:p>2020-06-30 08:26:02</text:p>
          </table:table-cell>
          <table:table-cell table:formula="of:=[.B159]+[.L2]" office:value-type="float" office:value="7.43825510729662E+022" calcext:value-type="float">
            <text:p>7.4383E+22</text:p>
          </table:table-cell>
          <table:table-cell table:number-columns-repeated="11"/>
        </table:table-row>
        <table:table-row table:style-name="ro1">
          <table:table-cell office:value-type="date" office:date-value="2020-06-30T09:00:22" calcext:value-type="date">
            <text:p>2020-06-30 09:00:22</text:p>
          </table:table-cell>
          <table:table-cell table:formula="of:=[.B160]-[.L4]" office:value-type="float" office:value="7.43325510729662E+022" calcext:value-type="float">
            <text:p>7.4333E+22</text:p>
          </table:table-cell>
          <table:table-cell table:number-columns-repeated="11"/>
        </table:table-row>
        <table:table-row table:style-name="ro1">
          <table:table-cell office:value-type="date" office:date-value="2020-06-30T09:05:41" calcext:value-type="date">
            <text:p>2020-06-30 09:05:41</text:p>
          </table:table-cell>
          <table:table-cell table:formula="of:=[.B161]+[.L2]" office:value-type="float" office:value="7.52825510729662E+022" calcext:value-type="float">
            <text:p>7.5283E+22</text:p>
          </table:table-cell>
          <table:table-cell table:number-columns-repeated="11"/>
        </table:table-row>
        <table:table-row table:style-name="ro1">
          <table:table-cell office:value-type="date" office:date-value="2020-06-30T09:16:21" calcext:value-type="date">
            <text:p>2020-06-30 09:16:21</text:p>
          </table:table-cell>
          <table:table-cell table:formula="of:=[.B162]-[.M4]" office:value-type="float" office:value="7.51825510729662E+022" calcext:value-type="float">
            <text:p>7.5183E+22</text:p>
          </table:table-cell>
          <table:table-cell table:number-columns-repeated="11"/>
        </table:table-row>
        <table:table-row table:style-name="ro1">
          <table:table-cell office:value-type="date" office:date-value="2020-06-30T09:21:30" calcext:value-type="date">
            <text:p>2020-06-30 09:21:30</text:p>
          </table:table-cell>
          <table:table-cell table:formula="of:=[.B163]+[.M2]" office:value-type="float" office:value="7.65825510729662E+022" calcext:value-type="float">
            <text:p>7.6583E+22</text:p>
          </table:table-cell>
          <table:table-cell table:number-columns-repeated="11"/>
        </table:table-row>
        <table:table-row table:style-name="ro1">
          <table:table-cell office:value-type="date" office:date-value="0020-06-28T09:29:18" calcext:value-type="date">
            <text:p>0020-06-30 09:29:18</text:p>
          </table:table-cell>
          <table:table-cell table:formula="of:=[.B164]-[.L4]" office:value-type="float" office:value="7.65325510729662E+022" calcext:value-type="float">
            <text:p>7.6533E+22</text:p>
          </table:table-cell>
          <table:table-cell table:number-columns-repeated="11"/>
        </table:table-row>
        <table:table-row table:style-name="ro1">
          <table:table-cell office:value-type="date" office:date-value="2020-06-30T09:34:25" calcext:value-type="date">
            <text:p>2020-06-30 09:34:25</text:p>
          </table:table-cell>
          <table:table-cell table:formula="of:=[.B165]+[.L2]" office:value-type="float" office:value="7.74825510729662E+022" calcext:value-type="float">
            <text:p>7.7483E+22</text:p>
          </table:table-cell>
          <table:table-cell table:number-columns-repeated="11"/>
        </table:table-row>
        <table:table-row table:style-name="ro1">
          <table:table-cell office:value-type="date" office:date-value="2020-06-30T09:54:41" calcext:value-type="date">
            <text:p>2020-06-30 09:54:41</text:p>
          </table:table-cell>
          <table:table-cell table:formula="of:=[.B166]-[.M4]" office:value-type="float" office:value="7.73825510729662E+022" calcext:value-type="float">
            <text:p>7.7383E+22</text:p>
          </table:table-cell>
          <table:table-cell table:number-columns-repeated="11"/>
        </table:table-row>
        <table:table-row table:style-name="ro1">
          <table:table-cell office:value-type="date" office:date-value="2020-06-30T10:23:43" calcext:value-type="date">
            <text:p>2020-06-30 10:23:43</text:p>
          </table:table-cell>
          <table:table-cell table:formula="of:=[.B167]-[.L4]" office:value-type="float" office:value="7.73325510729662E+022" calcext:value-type="float">
            <text:p>7.7333E+22</text:p>
          </table:table-cell>
          <table:table-cell table:number-columns-repeated="11"/>
        </table:table-row>
        <table:table-row table:style-name="ro1">
          <table:table-cell office:value-type="date" office:date-value="2020-06-30T10:28:56" calcext:value-type="date">
            <text:p>2020-06-30 10:28:56</text:p>
          </table:table-cell>
          <table:table-cell table:formula="of:=[.B168]+[.L2]" office:value-type="float" office:value="7.82825510729662E+022" calcext:value-type="float">
            <text:p>7.8283E+22</text:p>
          </table:table-cell>
          <table:table-cell table:number-columns-repeated="11"/>
        </table:table-row>
        <table:table-row table:style-name="ro1">
          <table:table-cell office:value-type="date" office:date-value="2020-06-30T10:39:53" calcext:value-type="date">
            <text:p>2020-06-30 10:39:53</text:p>
          </table:table-cell>
          <table:table-cell table:formula="of:=[.B169]-[.M4]" office:value-type="float" office:value="7.81825510729662E+022" calcext:value-type="float">
            <text:p>7.8183E+22</text:p>
          </table:table-cell>
          <table:table-cell table:number-columns-repeated="11"/>
        </table:table-row>
        <table:table-row table:style-name="ro1">
          <table:table-cell office:value-type="date" office:date-value="2020-06-30T10:45:03" calcext:value-type="date">
            <text:p>2020-06-30 10:45:03</text:p>
          </table:table-cell>
          <table:table-cell table:formula="of:=[.B170]+[.M2]" office:value-type="float" office:value="7.95825510729662E+022" calcext:value-type="float">
            <text:p>7.9583E+22</text:p>
          </table:table-cell>
          <table:table-cell table:number-columns-repeated="11"/>
        </table:table-row>
        <table:table-row table:style-name="ro1">
          <table:table-cell office:value-type="date" office:date-value="2020-06-30T10:50:58" calcext:value-type="date">
            <text:p>2020-06-30 10:50:58</text:p>
          </table:table-cell>
          <table:table-cell table:formula="of:=[.B171]-([.C172]*[.D172])/1E+018" office:value-type="float" office:value="4.24779603150936E+022" calcext:value-type="float">
            <text:p>4.2478E+22</text:p>
          </table:table-cell>
          <table:table-cell office:value-type="float" office:value="3.19E+019" calcext:value-type="float">
            <text:p>3.1900E+19</text:p>
          </table:table-cell>
          <table:table-cell office:value-type="float" office:value="1.16315331529381E+021" calcext:value-type="float">
            <text:p>1.1632E+21</text:p>
          </table:table-cell>
          <table:table-cell table:number-columns-repeated="9"/>
        </table:table-row>
        <table:table-row table:style-name="ro1">
          <table:table-cell office:value-type="date" office:date-value="2020-06-30T10:57:50" calcext:value-type="date">
            <text:p>2020-06-30 10:57:50</text:p>
          </table:table-cell>
          <table:table-cell table:formula="of:=[.B172]+([.E173]*[.F173])/1E+018" office:value-type="float" office:value="5.87237187150936E+022" calcext:value-type="float">
            <text:p>5.8724E+22</text:p>
          </table:table-cell>
          <table:table-cell table:number-columns-repeated="2"/>
          <table:table-cell office:value-type="float" office:value="2.1705E+017" calcext:value-type="float">
            <text:p>2.1705E+17</text:p>
          </table:table-cell>
          <table:table-cell office:value-type="float" office:value="7.4848E+022" calcext:value-type="float">
            <text:p>7.4848E+22</text:p>
          </table:table-cell>
          <table:table-cell table:number-columns-repeated="7"/>
        </table:table-row>
        <table:table-row table:style-name="ro1">
          <table:table-cell office:value-type="date" office:date-value="2020-06-30T11:00:07" calcext:value-type="date">
            <text:p>2020-06-30 11:00:07</text:p>
          </table:table-cell>
          <table:table-cell table:formula="of:=[.B173]+[.J2]" office:value-type="float" office:value="5.96737187150936E+022" calcext:value-type="float">
            <text:p>5.9674E+22</text:p>
          </table:table-cell>
          <table:table-cell table:number-columns-repeated="11"/>
        </table:table-row>
        <table:table-row table:style-name="ro1">
          <table:table-cell office:value-type="date" office:date-value="2020-06-30T11:02:35" calcext:value-type="date">
            <text:p>2020-06-30 11:02:35</text:p>
          </table:table-cell>
          <table:table-cell table:formula="of:=[.B174]-[.L4]" office:value-type="float" office:value="5.96237187150936E+022" calcext:value-type="float">
            <text:p>5.9624E+22</text:p>
          </table:table-cell>
          <table:table-cell table:number-columns-repeated="11"/>
        </table:table-row>
        <table:table-row table:style-name="ro1">
          <table:table-cell office:value-type="date" office:date-value="2020-06-30T11:07:46" calcext:value-type="date">
            <text:p>2020-06-30 11:07:46</text:p>
          </table:table-cell>
          <table:table-cell table:formula="of:=[.B175]+[.L2]" office:value-type="float" office:value="6.05737187150936E+022" calcext:value-type="float">
            <text:p>6.0574E+22</text:p>
          </table:table-cell>
          <table:table-cell table:number-columns-repeated="11"/>
        </table:table-row>
        <table:table-row table:style-name="ro1">
          <table:table-cell office:value-type="date" office:date-value="2020-06-30T11:14:49" calcext:value-type="date">
            <text:p>2020-06-30 11:14:49</text:p>
          </table:table-cell>
          <table:table-cell table:formula="of:=[.B176]-[.M4]" office:value-type="float" office:value="6.04737187150936E+022" calcext:value-type="float">
            <text:p>6.0474E+22</text:p>
          </table:table-cell>
          <table:table-cell table:number-columns-repeated="11"/>
        </table:table-row>
        <table:table-row table:style-name="ro1">
          <table:table-cell office:value-type="date" office:date-value="2020-06-30T11:19:26" calcext:value-type="date">
            <text:p>2020-06-30 11:19:26</text:p>
          </table:table-cell>
          <table:table-cell table:formula="of:=[.B177]-(1.13749458825808E+021*[.C178])/1E+018" office:value-type="float" office:value="2.41876413496609E+022" calcext:value-type="float">
            <text:p>2.4188E+22</text:p>
          </table:table-cell>
          <table:table-cell office:value-type="float" office:value="3.19E+019" calcext:value-type="float">
            <text:p>3.1900E+19</text:p>
          </table:table-cell>
          <table:table-cell table:formula="of:=1.13749458825808E+021+[.D172]" office:value-type="float" office:value="2.30064790355189E+021" calcext:value-type="float">
            <text:p>2.3006E+21</text:p>
          </table:table-cell>
          <table:table-cell table:number-columns-repeated="9"/>
        </table:table-row>
        <table:table-row table:style-name="ro1">
          <table:table-cell office:value-type="date" office:date-value="2020-06-30T11:27:27" calcext:value-type="date">
            <text:p>2020-06-30 11:27:27</text:p>
          </table:table-cell>
          <table:table-cell table:formula="of:=[.B178]-[.L4]" office:value-type="float" office:value="2.41376413496609E+022" calcext:value-type="float">
            <text:p>2.4138E+22</text:p>
          </table:table-cell>
          <table:table-cell table:number-columns-repeated="11"/>
        </table:table-row>
        <table:table-row table:style-name="ro1">
          <table:table-cell office:value-type="date" office:date-value="2020-06-30T11:42:35" calcext:value-type="date">
            <text:p>2020-06-30 11:42:35</text:p>
          </table:table-cell>
          <table:table-cell table:formula="of:=[.B179]-[.M4]" office:value-type="float" office:value="2.40376413496609E+022" calcext:value-type="float">
            <text:p>2.4038E+22</text:p>
          </table:table-cell>
          <table:table-cell table:number-columns-repeated="11"/>
        </table:table-row>
        <table:table-row table:style-name="ro1">
          <table:table-cell office:value-type="date" office:date-value="2020-06-30T12:11:50" calcext:value-type="date">
            <text:p>2020-06-30 12:11:50</text:p>
          </table:table-cell>
          <table:table-cell table:formula="of:=[.B180]-[.L4]" office:value-type="float" office:value="2.39876413496609E+022" calcext:value-type="float">
            <text:p>2.3988E+22</text:p>
          </table:table-cell>
          <table:table-cell table:number-columns-repeated="11"/>
        </table:table-row>
        <table:table-row table:style-name="ro1">
          <table:table-cell office:value-type="date" office:date-value="2020-06-30T12:17:23" calcext:value-type="date">
            <text:p>2020-06-30 12:17:23</text:p>
          </table:table-cell>
          <table:table-cell table:formula="of:=[.B181]+[.L2]" office:value-type="float" office:value="2.49376413496609E+022" calcext:value-type="float">
            <text:p>2.4938E+22</text:p>
          </table:table-cell>
          <table:table-cell table:number-columns-repeated="11"/>
        </table:table-row>
        <table:table-row table:style-name="ro1">
          <table:table-cell office:value-type="date" office:date-value="2020-06-30T13:09:32" calcext:value-type="date">
            <text:p>2020-06-30 13:09:32</text:p>
          </table:table-cell>
          <table:table-cell table:formula="of:=[.B182]-[.M4]" office:value-type="float" office:value="2.48376413496609E+022" calcext:value-type="float">
            <text:p>2.4838E+22</text:p>
          </table:table-cell>
          <table:table-cell table:number-columns-repeated="11"/>
        </table:table-row>
        <table:table-row table:style-name="ro1">
          <table:table-cell office:value-type="date" office:date-value="2020-06-30T14:01:25" calcext:value-type="date">
            <text:p>2020-06-30 14:01:25</text:p>
          </table:table-cell>
          <table:table-cell table:formula="of:=[.B183]-[.L4]" office:value-type="float" office:value="2.47876413496609E+022" calcext:value-type="float">
            <text:p>2.4788E+22</text:p>
          </table:table-cell>
          <table:table-cell table:number-columns-repeated="11"/>
        </table:table-row>
        <table:table-row table:style-name="ro1">
          <table:table-cell office:value-type="date" office:date-value="2020-06-30T14:09:03" calcext:value-type="date">
            <text:p>2020-06-30 14:09:03</text:p>
          </table:table-cell>
          <table:table-cell table:formula="of:=[.B184]+([.C185]*[.D185])/1E+018" office:value-type="float" office:value="1.0057098329266E+023" calcext:value-type="float">
            <text:p>1.0057E+23</text:p>
          </table:table-cell>
          <table:table-cell office:value-type="float" office:value="3.294E+019" calcext:value-type="float">
            <text:p>3.2940E+19</text:p>
          </table:table-cell>
          <table:table-cell office:value-type="float" office:value="2.30064790355189E+021" calcext:value-type="float">
            <text:p>2.3006E+21</text:p>
          </table:table-cell>
          <table:table-cell table:number-columns-repeated="9"/>
        </table:table-row>
        <table:table-row table:style-name="ro1">
          <table:table-cell office:value-type="date" office:date-value="2020-06-30T14:41:58" calcext:value-type="date">
            <text:p>2020-06-30 14:41:58</text:p>
          </table:table-cell>
          <table:table-cell table:formula="of:=[.B185]-[.M4]" office:value-type="float" office:value="1.0047098329266E+023" calcext:value-type="float">
            <text:p>1.0047E+23</text:p>
          </table:table-cell>
          <table:table-cell table:number-columns-repeated="11"/>
        </table:table-row>
        <table:table-row table:style-name="ro1">
          <table:table-cell office:value-type="date" office:date-value="2020-06-30T14:47:09" calcext:value-type="date">
            <text:p>2020-06-30 14:47:09</text:p>
          </table:table-cell>
          <table:table-cell table:formula="of:=[.B186]+[.M2]" office:value-type="float" office:value="1.0187098329266E+023" calcext:value-type="float">
            <text:p>1.0187E+23</text:p>
          </table:table-cell>
          <table:table-cell table:number-columns-repeated="11"/>
        </table:table-row>
        <table:table-row table:style-name="ro1">
          <table:table-cell office:value-type="date" office:date-value="2020-06-30T15:17:10" calcext:value-type="date">
            <text:p>2020-06-30 15:17:10</text:p>
          </table:table-cell>
          <table:table-cell table:formula="of:=[.B187]-[.L4]" office:value-type="float" office:value="1.0182098329266E+023" calcext:value-type="float">
            <text:p>1.0182E+23</text:p>
          </table:table-cell>
          <table:table-cell table:number-columns-repeated="11"/>
        </table:table-row>
        <table:table-row table:style-name="ro1">
          <table:table-cell office:value-type="date" office:date-value="2020-06-30T15:18:57" calcext:value-type="date">
            <text:p>2020-06-30 15:18:57</text:p>
          </table:table-cell>
          <table:table-cell table:formula="of:=[.B188]+[.L2]" office:value-type="float" office:value="1.0277098329266E+023" calcext:value-type="float">
            <text:p>1.0277E+23</text:p>
          </table:table-cell>
          <table:table-cell table:number-columns-repeated="11"/>
        </table:table-row>
        <table:table-row table:style-name="ro1">
          <table:table-cell office:value-type="date" office:date-value="2020-06-30T16:04:21" calcext:value-type="date">
            <text:p>2020-06-30 16:04:21</text:p>
          </table:table-cell>
          <table:table-cell table:formula="of:=[.B189]-[.M4]" office:value-type="float" office:value="1.0267098329266E+023" calcext:value-type="float">
            <text:p>1.0267E+23</text:p>
          </table:table-cell>
          <table:table-cell table:number-columns-repeated="11"/>
        </table:table-row>
        <table:table-row table:style-name="ro1">
          <table:table-cell office:value-type="date" office:date-value="2020-06-30T16:09:23" calcext:value-type="date">
            <text:p>2020-06-30 16:09:23</text:p>
          </table:table-cell>
          <table:table-cell table:formula="of:=[.B190]+[.M2]" office:value-type="float" office:value="1.0407098329266E+023" calcext:value-type="float">
            <text:p>1.0407E+23</text:p>
          </table:table-cell>
          <table:table-cell table:number-columns-repeated="11"/>
        </table:table-row>
        <table:table-row table:style-name="ro1">
          <table:table-cell office:value-type="date" office:date-value="2020-06-30T16:39:51" calcext:value-type="date">
            <text:p>2020-06-30 16:39:51</text:p>
          </table:table-cell>
          <table:table-cell table:formula="of:=[.B191]-([.E192]*[.F192])/1E+018" office:value-type="float" office:value="5.49612892926601E+022" calcext:value-type="float">
            <text:p>5.4961E+22</text:p>
          </table:table-cell>
          <table:table-cell table:number-columns-repeated="2"/>
          <table:table-cell office:value-type="float" office:value="2.334E+017" calcext:value-type="float">
            <text:p>2.3340E+17</text:p>
          </table:table-cell>
          <table:table-cell office:value-type="float" office:value="2.1041E+023" calcext:value-type="float">
            <text:p>2.1041E+23</text:p>
          </table:table-cell>
          <table:table-cell table:number-columns-repeated="7"/>
        </table:table-row>
        <table:table-row table:style-name="ro1">
          <table:table-cell office:value-type="date" office:date-value="2020-06-30T16:53:53" calcext:value-type="date">
            <text:p>2020-06-30 16:53:53</text:p>
          </table:table-cell>
          <table:table-cell table:formula="of:=[.B192]-[.L4]" office:value-type="float" office:value="5.49112892926601E+022" calcext:value-type="float">
            <text:p>5.4911E+22</text:p>
          </table:table-cell>
          <table:table-cell table:number-columns-repeated="11"/>
        </table:table-row>
        <table:table-row table:style-name="ro1">
          <table:table-cell office:value-type="date" office:date-value="2020-06-30T17:07:24" calcext:value-type="date">
            <text:p>2020-06-30 17:07:24</text:p>
          </table:table-cell>
          <table:table-cell table:formula="of:=[.B193]-[.L4]" office:value-type="float" office:value="5.48612892926601E+022" calcext:value-type="float">
            <text:p>5.4861E+22</text:p>
          </table:table-cell>
          <table:table-cell table:number-columns-repeated="11"/>
        </table:table-row>
        <table:table-row table:style-name="ro1">
          <table:table-cell office:value-type="date" office:date-value="2020-06-30T17:16:27" calcext:value-type="date">
            <text:p>2020-06-30 17:16:27</text:p>
          </table:table-cell>
          <table:table-cell table:formula="of:=[.B194]-([.C195]*[.D195])/1E+018" office:value-type="float" office:value="3.04311178368884E+022" calcext:value-type="float">
            <text:p>3.0431E+22</text:p>
          </table:table-cell>
          <table:table-cell office:value-type="float" office:value="3.293E+019" calcext:value-type="float">
            <text:p>3.2930E+19</text:p>
          </table:table-cell>
          <table:table-cell office:value-type="float" office:value="7.41881914842748E+020" calcext:value-type="float">
            <text:p>7.4188E+20</text:p>
          </table:table-cell>
          <table:table-cell table:number-columns-repeated="9"/>
        </table:table-row>
        <table:table-row table:style-name="ro1" table:number-rows-repeated="104838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6:31:59.278964286</meta:creation-date>
    <meta:generator>LibreOffice/6.1.5.2$Linux_X86_64 LibreOffice_project/10$Build-2</meta:generator>
    <dc:date>2020-07-07T21:26:59.481762626</dc:date>
    <meta:editing-duration>PT1H14M53S</meta:editing-duration>
    <meta:editing-cycles>13</meta:editing-cycles>
    <meta:document-statistic meta:table-count="1" meta:cell-count="446" meta:object-count="0"/>
  </office:meta>
</office:document-meta>
</file>